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Segoe UI" svg:font-family="'Segoe UI'" style:font-family-generic="swiss"/>
    <style:font-face style:name="Cumberland" svg:font-family="Cumberland" style:font-family-generic="modern" style:font-pitch="fixed"/>
    <style:font-face style:name="Liberation Mono" svg:font-family="'Liberation Mono'" style:font-family-generic="modern" style:font-pitch="fixed"/>
    <style:font-face style:name="DejaVu Sans Mono" svg:font-family="'DejaVu Sans Mono'" style:font-family-generic="swiss"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Табела1" style:family="table">
      <style:table-properties style:width="17.011cm" fo:margin-left="0cm" fo:margin-right="-0.011cm" table:align="margins"/>
    </style:style>
    <style:style style:name="Табела1.A" style:family="table-column">
      <style:table-column-properties style:column-width="6.835cm" style:rel-column-width="26332*"/>
    </style:style>
    <style:style style:name="Табела1.B" style:family="table-column">
      <style:table-column-properties style:column-width="10.176cm" style:rel-column-width="39203*"/>
    </style:style>
    <style:style style:name="Табела1.A1" style:family="table-cell">
      <style:table-cell-properties fo:padding="0.097cm" fo:border="none"/>
    </style:style>
    <style:style style:name="Табела8" style:family="table">
      <style:table-properties style:width="17cm" table:align="margins"/>
    </style:style>
    <style:style style:name="Табела8.A" style:family="table-column">
      <style:table-column-properties style:column-width="3.395cm" style:rel-column-width="13089*"/>
    </style:style>
    <style:style style:name="Табела8.B" style:family="table-column">
      <style:table-column-properties style:column-width="13.605cm" style:rel-column-width="52446*"/>
    </style:style>
    <style:style style:name="Табела8.A1" style:family="table-cell" style:data-style-name="N106">
      <style:table-cell-properties fo:padding="0.097cm" fo:border="none"/>
    </style:style>
    <style:style style:name="Табела8.B1"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13.605cm" style:rel-column-width="52446*"/>
    </style:style>
    <style:style style:name="Table1.A1" style:family="table-cell">
      <style:table-cell-properties fo:padding="0.097cm" fo:border="none"/>
    </style:style>
    <style:style style:name="Табела7" style:family="table">
      <style:table-properties style:width="17cm" table:align="margins"/>
    </style:style>
    <style:style style:name="Табела7.A" style:family="table-column">
      <style:table-column-properties style:column-width="3.395cm" style:rel-column-width="13089*"/>
    </style:style>
    <style:style style:name="Табела7.B" style:family="table-column">
      <style:table-column-properties style:column-width="13.605cm" style:rel-column-width="52446*"/>
    </style:style>
    <style:style style:name="Табела7.A1" style:family="table-cell">
      <style:table-cell-properties fo:padding="0.097cm" fo:border="none"/>
    </style:style>
    <style:style style:name="Табела6" style:family="table">
      <style:table-properties style:width="17cm" table:align="margins"/>
    </style:style>
    <style:style style:name="Табела6.A" style:family="table-column">
      <style:table-column-properties style:column-width="3.395cm" style:rel-column-width="13089*"/>
    </style:style>
    <style:style style:name="Табела6.B" style:family="table-column">
      <style:table-column-properties style:column-width="13.605cm" style:rel-column-width="52446*"/>
    </style:style>
    <style:style style:name="Табела6.A1" style:family="table-cell">
      <style:table-cell-properties fo:padding="0.097cm" fo:border="none"/>
    </style:style>
    <style:style style:name="Табела5" style:family="table">
      <style:table-properties style:width="17cm" table:align="margins"/>
    </style:style>
    <style:style style:name="Табела5.A" style:family="table-column">
      <style:table-column-properties style:column-width="3.395cm" style:rel-column-width="13089*"/>
    </style:style>
    <style:style style:name="Табела5.B" style:family="table-column">
      <style:table-column-properties style:column-width="13.605cm" style:rel-column-width="52446*"/>
    </style:style>
    <style:style style:name="Табела5.A1" style:family="table-cell">
      <style:table-cell-properties fo:padding="0.097cm" fo:border="none"/>
    </style:style>
    <style:style style:name="Табела3" style:family="table">
      <style:table-properties style:width="17cm" table:align="margins"/>
    </style:style>
    <style:style style:name="Табела3.A" style:family="table-column">
      <style:table-column-properties style:column-width="3.395cm" style:rel-column-width="13089*"/>
    </style:style>
    <style:style style:name="Табела3.B" style:family="table-column">
      <style:table-column-properties style:column-width="13.605cm" style:rel-column-width="52446*"/>
    </style:style>
    <style:style style:name="Табела3.A1" style:family="table-cell">
      <style:table-cell-properties fo:padding="0.097cm" fo:border="none"/>
    </style:style>
    <style:style style:name="Табела2" style:family="table">
      <style:table-properties style:width="17cm" table:align="margins"/>
    </style:style>
    <style:style style:name="Табела2.A" style:family="table-column">
      <style:table-column-properties style:column-width="3.395cm" style:rel-column-width="13089*"/>
    </style:style>
    <style:style style:name="Табела2.B" style:family="table-column">
      <style:table-column-properties style:column-width="13.605cm" style:rel-column-width="52446*"/>
    </style:style>
    <style:style style:name="Табела2.A1" style:family="table-cell">
      <style:table-cell-properties fo:padding="0.097cm" fo:border="none"/>
    </style:style>
    <style:style style:name="Табела4" style:family="table">
      <style:table-properties style:width="17cm" table:align="margins"/>
    </style:style>
    <style:style style:name="Табела4.A" style:family="table-column">
      <style:table-column-properties style:column-width="3.395cm" style:rel-column-width="13089*"/>
    </style:style>
    <style:style style:name="Табела4.B" style:family="table-column">
      <style:table-column-properties style:column-width="13.605cm" style:rel-column-width="52446*"/>
    </style:style>
    <style:style style:name="Табела4.A1" style:family="table-cell">
      <style:table-cell-properties fo:padding="0.097cm" fo:border="none"/>
    </style:style>
    <style:style style:name="Табела9" style:family="table">
      <style:table-properties style:width="17cm" table:align="margins"/>
    </style:style>
    <style:style style:name="Табела9.A" style:family="table-column">
      <style:table-column-properties style:column-width="3.395cm" style:rel-column-width="13089*"/>
    </style:style>
    <style:style style:name="Табела9.B" style:family="table-column">
      <style:table-column-properties style:column-width="13.605cm" style:rel-column-width="52446*"/>
    </style:style>
    <style:style style:name="Табела9.A1" style:family="table-cell" style:data-style-name="N106">
      <style:table-cell-properties fo:padding="0.097cm" fo:border="none"/>
    </style:style>
    <style:style style:name="Табела9.B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Preformatted_20_Text">
      <style:paragraph-properties fo:text-align="start" style:justify-single-word="false" fo:background-color="#ffffcc">
        <style:background-image/>
      </style:paragraph-properties>
      <style:text-properties fo:font-size="7pt" fo:language="en" fo:country="US" fo:font-weight="bold" style:font-size-asian="7pt" style:font-weight-asian="bold" style:font-size-complex="7pt" style:font-weight-complex="bold"/>
    </style:style>
    <style:style style:name="P3" style:family="paragraph" style:parent-style-name="Preformatted_20_Text">
      <style:paragraph-properties fo:margin-top="0cm" fo:margin-bottom="0.499cm" fo:text-align="justify" style:justify-single-word="false" fo:background-color="#ffffcc">
        <style:background-image/>
      </style:paragraph-properties>
      <style:text-properties fo:font-size="7pt" fo:language="en" fo:country="US" style:font-size-asian="7pt" style:font-size-complex="7pt"/>
    </style:style>
    <style:style style:name="P4" style:family="paragraph" style:parent-style-name="Standard">
      <style:paragraph-properties fo:background-color="transparent">
        <style:background-image/>
      </style:paragraph-properties>
    </style:style>
    <style:style style:name="P5" style:family="paragraph" style:parent-style-name="Standard">
      <style:paragraph-properties fo:background-color="transparent">
        <style:background-image/>
      </style:paragraph-properties>
      <style:text-properties fo:background-color="transparent"/>
    </style:style>
    <style:style style:name="P6" style:family="paragraph" style:parent-style-name="Standard">
      <style:paragraph-properties fo:background-color="transparent">
        <style:background-image/>
      </style:paragraph-properties>
      <style:text-properties fo:background-color="#ffff00"/>
    </style:style>
    <style:style style:name="P7" style:family="paragraph" style:parent-style-name="Standard">
      <style:text-properties fo:language="sr" fo:country="YU"/>
    </style:style>
    <style:style style:name="P8" style:family="paragraph" style:parent-style-name="Standard">
      <style:text-properties fo:language="sr" fo:country="YU" fo:background-color="transparent"/>
    </style:style>
    <style:style style:name="P9" style:family="paragraph" style:parent-style-name="Standard">
      <style:text-properties fo:language="sr" fo:country="YU" fo:font-style="italic" style:font-style-asian="italic"/>
    </style:style>
    <style:style style:name="P10" style:family="paragraph" style:parent-style-name="Standard">
      <style:text-properties fo:language="sr" fo:country="YU" fo:font-style="normal" fo:background-color="transparent" style:font-style-asian="normal" style:font-style-complex="normal"/>
    </style:style>
    <style:style style:name="P11" style:family="paragraph" style:parent-style-name="Standard">
      <style:text-properties fo:language="sr" fo:country="YU" fo:font-style="normal" style:font-style-asian="normal" style:font-style-complex="normal"/>
    </style:style>
    <style:style style:name="P12" style:family="paragraph" style:parent-style-name="Standard">
      <style:text-properties fo:background-color="#ff0000"/>
    </style:style>
    <style:style style:name="P13" style:family="paragraph" style:parent-style-name="Standard">
      <style:text-properties fo:background-color="transparent"/>
    </style:style>
    <style:style style:name="P14" style:family="paragraph" style:parent-style-name="Standard">
      <style:text-properties fo:font-size="8pt" style:font-size-asian="8pt" style:font-size-complex="8pt"/>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fo:background-color="transparent" style:font-style-asian="normal" style:font-style-complex="normal"/>
    </style:style>
    <style:style style:name="P17" style:family="paragraph" style:parent-style-name="Preformatted_20_Text">
      <style:paragraph-properties fo:margin-left="0.499cm" fo:margin-right="0.499cm" fo:text-align="start" style:justify-single-word="false" fo:text-indent="0cm" style:auto-text-indent="false"/>
    </style:style>
    <style:style style:name="P18" style:family="paragraph" style:parent-style-name="Preformatted_20_Text">
      <style:paragraph-properties fo:margin-top="0cm" fo:margin-bottom="0cm"/>
    </style:style>
    <style:style style:name="P19" style:family="paragraph" style:parent-style-name="Text_20_body">
      <style:paragraph-properties fo:margin-top="0cm" fo:margin-bottom="0cm"/>
    </style:style>
    <style:style style:name="P20" style:family="paragraph" style:parent-style-name="Preformatted_20_Text">
      <style:paragraph-properties fo:text-align="start" style:justify-single-word="false"/>
    </style:style>
    <style:style style:name="P21" style:family="paragraph" style:parent-style-name="Preformatted_20_Text">
      <style:paragraph-properties fo:text-align="start" style:justify-single-word="false"/>
      <style:text-properties fo:background-color="#ff0000"/>
    </style:style>
    <style:style style:name="P22" style:family="paragraph" style:parent-style-name="Table_20_Contents">
      <style:paragraph-properties fo:margin-left="1cm" fo:margin-right="0cm" fo:text-indent="0cm" style:auto-text-indent="false"/>
      <style:text-properties fo:font-size="8pt" style:font-size-asian="8pt" style:font-size-complex="8pt"/>
    </style:style>
    <style:style style:name="P23" style:family="paragraph" style:parent-style-name="Preformatted_20_Text">
      <style:paragraph-properties fo:margin-left="0.101cm" fo:margin-right="0.101cm" fo:margin-top="0.101cm" fo:margin-bottom="0.101cm" fo:text-align="justify" style:justify-single-word="false" fo:hyphenation-ladder-count="no-limit" fo:text-indent="0cm" style:auto-text-indent="false" fo:background-color="transparent" style:shadow="none">
        <style:background-image/>
      </style:paragraph-properties>
      <style:text-properties style:font-name="DejaVu Serif1" fo:font-size="7pt" fo:language="en" fo:country="US" fo:font-weight="normal" style:font-size-asian="7pt" style:font-weight-asian="normal" style:font-size-complex="7pt" style:font-weight-complex="normal" fo:hyphenate="true" fo:hyphenation-remain-char-count="2" fo:hyphenation-push-char-count="2"/>
    </style:style>
    <style:style style:name="P24" style:family="paragraph" style:parent-style-name="Text_20_body">
      <style:paragraph-properties fo:margin-left="0cm" fo:margin-right="0cm" fo:text-align="center" style:justify-single-word="false" fo:text-indent="0cm" style:auto-text-indent="false"/>
    </style:style>
    <style:style style:name="P25" style:family="paragraph" style:parent-style-name="Preformatted_20_Text">
      <style:paragraph-properties fo:margin-left="0cm" fo:margin-right="0cm" fo:margin-top="0cm" fo:margin-bottom="0cm" fo:text-align="center" style:justify-single-word="false" fo:hyphenation-ladder-count="no-limit" fo:text-indent="0cm" style:auto-text-indent="false" fo:background-color="transparent" style:shadow="none">
        <style:background-image/>
      </style:paragraph-properties>
      <style:text-properties style:font-name="DejaVu Serif1" fo:font-size="7pt" fo:language="en" fo:country="US" fo:font-weight="bold" style:font-size-asian="7pt" style:font-weight-asian="bold" style:font-size-complex="7pt" style:font-weight-complex="bold" fo:hyphenate="true" fo:hyphenation-remain-char-count="2" fo:hyphenation-push-char-count="2"/>
    </style:style>
    <style:style style:name="P26" style:family="paragraph" style:parent-style-name="Table_20_Contents">
      <style:paragraph-properties fo:margin-left="0cm" fo:margin-right="0cm" fo:text-indent="0cm" style:auto-text-indent="false"/>
    </style:style>
    <style:style style:name="P27" style:family="paragraph" style:parent-style-name="Standard">
      <style:paragraph-properties fo:margin-left="0cm" fo:margin-right="0cm" fo:text-indent="0cm" style:auto-text-indent="false"/>
      <style:text-properties style:font-name="DejaVu Sans Mono" fo:font-size="8pt" fo:background-color="transparent" style:font-size-asian="8pt" style:font-size-complex="8pt"/>
    </style:style>
    <style:style style:name="P28" style:family="paragraph" style:parent-style-name="Standard">
      <style:paragraph-properties fo:margin-left="0cm" fo:margin-right="0cm" fo:text-indent="0cm" style:auto-text-indent="false"/>
      <style:text-properties fo:background-color="transparent"/>
    </style:style>
    <style:style style:name="P29" style:family="paragraph" style:parent-style-name="Text_20_body">
      <style:text-properties fo:background-color="transparent"/>
    </style:style>
    <style:style style:name="P30" style:family="paragraph" style:parent-style-name="Text_20_body">
      <style:text-properties fo:font-style="normal" fo:background-color="transparent" style:font-style-asian="normal" style:font-style-complex="normal"/>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font-style="normal" fo:background-color="#ff0000" style:font-style-asian="normal" style:font-style-complex="normal"/>
    </style:style>
    <style:style style:name="P33" style:family="paragraph" style:parent-style-name="Text_20_body">
      <style:text-properties fo:background-color="#ff0000"/>
    </style:style>
    <style:style style:name="P34" style:family="paragraph" style:parent-style-name="Text_20_body">
      <style:text-properties fo:background-color="#ffff00"/>
    </style:style>
    <style:style style:name="P35" style:family="paragraph" style:parent-style-name="Text_20_body">
      <style:text-properties fo:language="sr" fo:country="YU" fo:font-style="normal" style:font-style-asian="normal" style:font-style-complex="normal"/>
    </style:style>
    <style:style style:name="P36" style:family="paragraph" style:parent-style-name="Table_20_Contents">
      <style:text-properties fo:font-style="normal" fo:background-color="transparent" style:font-style-asian="normal" style:font-style-complex="normal"/>
    </style:style>
    <style:style style:name="P37" style:family="paragraph" style:parent-style-name="Contents_20_3">
      <style:paragraph-properties>
        <style:tab-stops>
          <style:tab-stop style:position="13.998cm" style:type="right" style:leader-style="dotted" style:leader-text="."/>
        </style:tab-stops>
      </style:paragraph-properties>
    </style:style>
    <style:style style:name="P38" style:family="paragraph" style:parent-style-name="Contents_20_2">
      <style:paragraph-properties>
        <style:tab-stops>
          <style:tab-stop style:position="14.499cm" style:type="right" style:leader-style="dotted" style:leader-text="."/>
        </style:tab-stops>
      </style:paragraph-properties>
    </style:style>
    <style:style style:name="P39" style:family="paragraph" style:parent-style-name="Preformatted_20_Text" style:master-page-name="Лиценца">
      <style:paragraph-properties fo:margin-left="0cm" fo:margin-right="0cm" fo:margin-top="0cm" fo:margin-bottom="0cm" fo:text-align="center" style:justify-single-word="false" fo:hyphenation-ladder-count="no-limit" fo:text-indent="0cm" style:auto-text-indent="false" style:page-number="auto" fo:background-color="transparent" style:shadow="none">
        <style:background-image/>
      </style:paragraph-properties>
      <style:text-properties style:font-name="DejaVu Serif1" fo:font-size="7pt" fo:language="en" fo:country="US" fo:font-weight="bold" style:font-size-asian="7pt" style:font-weight-asian="bold" style:font-size-complex="7pt" style:font-weight-complex="bold" fo:hyphenate="true" fo:hyphenation-remain-char-count="2" fo:hyphenation-push-char-count="2"/>
    </style:style>
    <style:style style:name="P40" style:family="paragraph" style:parent-style-name="Table_20_Contents">
      <style:paragraph-properties fo:margin-left="1cm" fo:margin-right="0cm" fo:text-indent="0cm" style:auto-text-indent="false"/>
      <style:text-properties fo:font-size="8pt" style:font-size-asian="8pt" style:font-size-complex="8pt"/>
    </style:style>
    <style:style style:name="P41" style:family="paragraph" style:parent-style-name="Heading_20_1" style:master-page-name="Index">
      <style:paragraph-properties fo:margin-left="0cm" fo:margin-right="0cm" fo:text-align="center" style:justify-single-word="false" fo:text-indent="0cm" style:auto-text-indent="false" style:page-number="auto"/>
      <style:text-properties fo:font-size="14.8999996185303pt" style:font-size-asian="14.8999996185303pt" style:font-size-complex="14.8999996185303pt"/>
    </style:style>
    <style:style style:name="P42" style:family="paragraph" style:parent-style-name="Heading_20_3">
      <style:text-properties fo:language="sr" fo:country="YU"/>
    </style:style>
    <style:style style:name="P43" style:family="paragraph" style:parent-style-name="Heading_20_3">
      <style:text-properties fo:language="sr" fo:country="YU" fo:font-style="normal" style:font-style-asian="normal" style:font-style-complex="normal"/>
    </style:style>
    <style:style style:name="P44" style:family="paragraph" style:parent-style-name="Heading_20_3">
      <style:text-properties fo:background-color="transparent"/>
    </style:style>
    <style:style style:name="P45" style:family="paragraph" style:parent-style-name="Heading_20_3">
      <style:text-properties fo:background-color="#ff0000"/>
    </style:style>
    <style:style style:name="P46" style:family="paragraph" style:parent-style-name="Heading_20_3">
      <style:paragraph-properties fo:background-color="transparent">
        <style:background-image/>
      </style:paragraph-properties>
      <style:text-properties fo:background-color="transparent"/>
    </style:style>
    <style:style style:name="P47" style:family="paragraph" style:parent-style-name="Heading_20_2">
      <style:text-properties fo:background-color="#ff0000"/>
    </style:style>
    <style:style style:name="P48" style:family="paragraph" style:parent-style-name="Heading_20_2">
      <style:text-properties fo:background-color="transparent"/>
    </style:style>
    <style:style style:name="P49" style:family="paragraph" style:parent-style-name="Heading_20_2">
      <style:text-properties fo:font-style="normal" fo:background-color="#ff0000" style:font-style-asian="normal" style:font-style-complex="normal"/>
    </style:style>
    <style:style style:name="P50" style:family="paragraph" style:parent-style-name="Heading_20_2" style:master-page-name="Standard">
      <style:paragraph-properties style:page-number="auto"/>
    </style:style>
    <style:style style:name="P51" style:family="paragraph" style:parent-style-name="Heading_20_2">
      <style:paragraph-properties fo:break-before="page"/>
      <style:text-properties fo:font-style="normal" fo:background-color="transparent" style:font-style-asian="normal" style:font-style-complex="normal"/>
    </style:style>
    <style:style style:name="P52" style:family="paragraph" style:parent-style-name="Table_20_Heading">
      <style:paragraph-properties fo:text-align="start" style:justify-single-word="false"/>
      <style:text-properties fo:font-weight="normal" style:font-weight-asian="normal" style:font-weight-complex="normal"/>
    </style:style>
    <style:style style:name="P53" style:family="paragraph" style:parent-style-name="Standard" style:list-style-name="L1"/>
    <style:style style:name="P54" style:family="paragraph" style:parent-style-name="Standard">
      <style:paragraph-properties fo:margin-left="0cm" fo:margin-right="0cm" fo:text-indent="0cm" style:auto-text-indent="false"/>
      <style:text-properties style:font-name="DejaVu Sans Mono" fo:font-size="8pt" fo:background-color="transparent" style:font-size-asian="8pt" style:font-size-complex="8pt"/>
    </style:style>
    <style:style style:name="P55" style:family="paragraph" style:parent-style-name="Standard">
      <style:paragraph-properties fo:margin-left="0cm" fo:margin-right="0cm" fo:text-indent="0cm" style:auto-text-indent="false"/>
      <style:text-properties fo:background-color="transparent"/>
    </style:style>
    <style:style style:name="T1" style:family="text">
      <style:text-properties style:font-name="Liberation Mono" style:font-name-asian="Liberation Mono" style:font-name-complex="Liberation Mono"/>
    </style:style>
    <style:style style:name="T2" style:family="text">
      <style:text-properties style:font-name="Liberation Mono" fo:font-size="10pt" style:font-name-asian="Liberation Mono" style:font-size-asian="10pt" style:font-name-complex="Liberation Mono" style:font-size-complex="10pt"/>
    </style:style>
    <style:style style:name="T3" style:family="text">
      <style:text-properties fo:font-style="normal"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style:font-name="DejaVu Serif1"/>
    </style:style>
    <style:style style:name="T6" style:family="text">
      <style:text-properties style:font-name="DejaVu Serif1" fo:language="sr" fo:country="YU" fo:background-color="transparent"/>
    </style:style>
    <style:style style:name="T7" style:family="text">
      <style:text-properties style:font-name="DejaVu Serif1" fo:language="sr" fo:country="YU" fo:font-style="italic" fo:background-color="transparent" style:font-style-asian="italic"/>
    </style:style>
    <style:style style:name="T8" style:family="text">
      <style:text-properties style:font-name="DejaVu Serif1" fo:background-color="transparen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fo:background-color="transparent"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fo:background-color="transparent" style:font-style-asian="italic" style:font-weight-asian="normal" style:font-style-complex="italic" style:font-weight-complex="normal"/>
    </style:style>
    <style:style style:name="T14" style:family="text">
      <style:text-properties fo:background-color="transparent"/>
    </style:style>
    <style:style style:name="T15" style:family="text">
      <style:text-properties style:use-window-font-color="true" style:text-underline-style="none"/>
    </style:style>
    <style:style style:name="T16" style:family="text">
      <style:text-properties fo:font-weight="bold" style:font-weight-asian="bold" style:font-weight-complex="bold"/>
    </style:style>
    <style:style style:name="T17" style:family="text">
      <style:text-properties style:font-name="DejaVu Sans"/>
    </style:style>
    <style:style style:name="T18" style:family="text">
      <style:text-properties style:font-name="DejaVu Sans Mono" fo:font-size="9pt" style:font-size-asian="9pt" style:font-size-complex="9pt"/>
    </style:style>
    <style:style style:name="T19" style:family="text">
      <style:text-properties fo:color="#280099" style:text-underline-style="solid" style:text-underline-width="auto" style:text-underline-color="font-color"/>
    </style:style>
    <style:style style:name="T20" style:family="text">
      <style:text-properties fo:language="sr" fo:country="YU"/>
    </style:style>
    <style:style style:name="T21" style:family="text">
      <style:text-properties fo:language="sr" fo:country="YU" fo:font-style="italic" style:font-style-asian="italic"/>
    </style:style>
    <style:style style:name="T22" style:family="text">
      <style:text-properties fo:language="sr" fo:country="YU" fo:font-style="italic" style:font-style-asian="italic" style:font-style-complex="italic"/>
    </style:style>
    <style:style style:name="T23" style:family="text">
      <style:text-properties fo:language="sr" fo:country="YU" fo:font-style="italic" fo:background-color="transparent" style:font-style-asian="italic"/>
    </style:style>
    <style:style style:name="T24" style:family="text">
      <style:text-properties fo:language="sr" fo:country="YU" fo:background-color="transparent"/>
    </style:style>
    <style:style style:name="T25" style:family="text">
      <style:text-properties fo:language="sr" fo:country="YU" fo:font-style="normal" style:font-style-asian="normal" style:font-style-complex="normal"/>
    </style:style>
    <style:style style:name="T26" style:family="text">
      <style:text-properties fo:language="sr" fo:country="YU" style:text-underline-style="none"/>
    </style:style>
    <style:style style:name="T27" style:family="text">
      <style:text-properties fo:language="sr" fo:country="YU" fo:background-color="#ff0000"/>
    </style:style>
    <style:style style:name="T28" style:family="text">
      <style:text-properties fo:color="#000000" style:text-underline-style="none"/>
    </style:style>
    <style:style style:name="T29" style:family="text">
      <style:text-properties fo:background-color="#ff0000"/>
    </style:style>
    <style:style style:name="T30" style:family="text">
      <style:text-properties style:font-name="DejaVu Serif"/>
    </style:style>
    <style:style style:name="T31" style:family="text">
      <style:text-properties style:font-name="DejaVu Serif" fo:font-size="10pt"/>
    </style:style>
    <style:style style:name="T32" style:family="text">
      <style:text-properties style:font-name="Cumberland" fo:font-size="10pt" style:font-name-asian="Cumberland" style:font-size-asian="10pt" style:font-name-complex="Cumberland" style:font-size-complex="10pt"/>
    </style:style>
    <style:style style:name="T33" style:family="text">
      <style:text-properties style:font-name-asian="Liberation Mono" style:font-name-complex="Liberation Mono"/>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date-style style:name="N106">
      <number:day/>
      <number:text>. </number:text>
      <number:month number:textual="true"/>
      <number:text> </number:text>
      <number:year number:style="long"/>
      <number:text>.</number:text>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Локализација пакета OpenOffice.org на српски језик</text:p>
      <text:p text:style-name="Text_20_body"/>
      <text:p text:style-name="P24">15. јун 2010.</text:p>
      <text:p text:style-name="P24"><text:a xlink:type="simple" xlink:href="http://sr.openoffice.org/"><text:span text:style-name="T28">http://sr.openoffice.org</text:span></text:a></text:p>
      <text:p text:style-name="P24"/>
      <text:p text:style-name="P24"/>
      <text:table-of-content text:style-name="Sect1" text:protected="true" text:name="Садржај1">
        <text:table-of-content-source text:outline-level="3">
          <text:index-title-template text:style-name="Contents_20_Heading">Садржај</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Садржај1_Head">
            <text:p text:style-name="Contents_20_Heading">Садржај</text:p>
          </text:index-title>
          <text:p text:style-name="P38">1. Увод<text:tab/>2</text:p>
          <text:p text:style-name="P38">2. Циљ локализације<text:tab/>2</text:p>
          <text:p text:style-name="P38">3. Писмо<text:tab/>2</text:p>
          <text:p text:style-name="P38">4. Правописна правила<text:tab/>2</text:p>
          <text:p text:style-name="P37">4.1. Цртице<text:tab/>2</text:p>
          <text:p text:style-name="P37">4.2. Наводници<text:tab/>2</text:p>
          <text:p text:style-name="P37">4.3. Узвици<text:tab/>3</text:p>
          <text:p text:style-name="P37">4.4. Велико слово<text:tab/>3</text:p>
          <text:p text:style-name="P37">4.5. Акценти<text:tab/>3</text:p>
          <text:p text:style-name="P37">4.6. Три тачке<text:tab/>3</text:p>
          <text:p text:style-name="P37">4.7. Писање бројева<text:tab/>3</text:p>
          <text:p text:style-name="P37">4.8. Латинична локализација<text:tab/>3</text:p>
          <text:p text:style-name="P38">5. Стилска правила<text:tab/>3</text:p>
          <text:p text:style-name="P37">5.1. Слобода у превођењу<text:tab/>3</text:p>
          <text:p text:style-name="P37">5.2. Лично и активно<text:tab/>4</text:p>
          <text:p text:style-name="P37">5.3. Формалност у обраћању<text:tab/>4</text:p>
          <text:p text:style-name="P37">5.4. Императив<text:tab/>4</text:p>
          <text:p text:style-name="P37">5.5. Лице обраћања<text:tab/>4</text:p>
          <text:p text:style-name="P37">5.6. Заменице<text:tab/>4</text:p>
          <text:p text:style-name="P37">5.7. Терминологија<text:tab/>4</text:p>
          <text:p text:style-name="P37">5.8. Ред речи<text:tab/>5</text:p>
          <text:p text:style-name="P37">5.9. Превођење назива програма<text:tab/>5</text:p>
          <text:p text:style-name="P37">5.10. Скраћенице<text:tab/>6</text:p>
          <text:p text:style-name="P37">5.11. Спискови<text:tab/>6</text:p>
          <text:p text:style-name="P37">5.12. Симболи<text:tab/>6</text:p>
          <text:p text:style-name="P37">5.13. Непознати број или род<text:tab/>6</text:p>
          <text:p text:style-name="P37">5.14. Двострука негација<text:tab/>7</text:p>
          <text:p text:style-name="P37">5.15. Аналитичке конструкције<text:tab/>7</text:p>
          <text:p text:style-name="P37">5.16. Пречице са тастатуре<text:tab/>7</text:p>
          <text:p text:style-name="P38">6. Типографија<text:tab/>7</text:p>
          <text:p text:style-name="P37">6.1. Раздвајање пасуса<text:tab/>7</text:p>
          <text:p text:style-name="P38">7. Правила за транскрипцију<text:tab/>7</text:p>
          <text:p text:style-name="P38">8. Правопис и граматика<text:tab/>7</text:p>
          <text:p text:style-name="P38">9. Технички аспекти локализације<text:tab/>8</text:p>
          <text:p text:style-name="P37">9.1. Процес рада<text:tab/>8</text:p>
          <text:p text:style-name="P37">9.2. Дописна листа<text:tab/>8</text:p>
          <text:p text:style-name="P37">9.3. Пријава грешака<text:tab/>8</text:p>
          <text:p text:style-name="P37">9.4. Радни простор<text:tab/>8</text:p>
          <text:p text:style-name="P37">9.5. Заглавље ПО датотеке<text:tab/>8</text:p>
          <text:p text:style-name="P37">9.6. Ставке превода и ознаке<text:tab/>9</text:p>
          <text:p text:style-name="P37">9.7. Облици за множину<text:tab/>9</text:p>
          <text:p text:style-name="P37">9.8. Пресловљавање на латиницу<text:tab/>10</text:p>
          <text:p text:style-name="P37">9.9. Шта не преводити<text:tab/>10</text:p>
          <text:p text:style-name="P37">9.10. Преводилачка меморија<text:tab/>10</text:p>
          <text:p text:style-name="P37">9.11. Грешке при куцању<text:tab/>10</text:p>
          <text:p text:style-name="P37">9.12. Још неке корисне алатке<text:tab/>10</text:p>
          <text:p text:style-name="P37">9.13. Проналажење честих грешака<text:tab/>11</text:p>
          <text:p text:style-name="P37">9.14. Проналажење разлика: diff и wdiff<text:tab/>11</text:p>
          <text:p text:style-name="P38">10. Литература<text:tab/>11</text:p>
          <text:p text:style-name="P38">11. Дневник измена<text:tab/>12</text:p>
        </text:index-body>
      </text:table-of-content>
      <text:p text:style-name="P14"/>
      <text:h text:style-name="P50" text:outline-level="2"><text:reference-mark-start text:name="Увод"/>Увод<text:reference-mark-end text:name="Увод"/></text:h>
      <text:p text:style-name="Standard">У овом документу су изнесене препоруке и савети намењени преводиоцима. Документ служи да олакша посао, а не да обесхрабри потенцијалне преводиоце. Пажња је посвеећена језичко-стилским смерницама али и техничкој основи за локализацију, процесу рада и начину коришћења алата.</text:p>
      <text:p text:style-name="Standard">Локализација канцеларијског пакета <text:span text:style-name="T10">OpenOffice.org </text:span><text:span text:style-name="T3">на српски језик </text:span>је групни подухват и сви људи добре воље су добродошли да помогну у превођењу.</text:p>
      <text:p text:style-name="Standard">Важеће издање овог документа доступно је на веб странама пројекта.</text:p>
      <text:h text:style-name="Heading_20_2" text:outline-level="2"><text:reference-mark-start text:name="Циљ локализације"/>Циљ локализације<text:reference-mark-end text:name="Циљ локализације"/></text:h>
      <text:p text:style-name="Standard">Ова локализација канцеларијског пакета <text:span text:style-name="T10">OpenOffice.org </text:span>намењена је корисницима који желе да рачунар користе на српском језику. </text:p>
      <text:p text:style-name="P4"><text:span text:style-name="T14">Циљ је пренети у српски језик и културу оне асоцијације које кориснику нелокализованог окружења, са разумевањем енглеског језика попут матерњег, омогућавају да повеже концепте са онима ван света рачунарства. На овај начин се с</text:span>нижава препрека за разумевање рачунарских технологија, олакшава образовање и повећава ефикасност корисника локализованог окружења.</text:p>
      <text:p text:style-name="P4">Циљ није наметање локализације садашњим корисницима нелокализованог софтвера<text:span text:style-name="T31"> </text:span>већ је превасходно намењена новим корисницима, али и онима који желе да уложе додатно време за привикавање на локализовани софтвер.</text:p>
      <text:h text:style-name="Heading_20_2" text:outline-level="2"><text:reference-mark-start text:name="Писмо"/>Писмо<text:reference-mark-end text:name="Писмо"/></text:h>
      <text:p text:style-name="Standard">Основно писмо које се користи за спровођење локализације је ћирилица. Тада је пресловљавање у латиницу могуће уз мање труда него у обрнутом смеру (примери: konjugacija–конјугација, а не коњугација; nadživeti–надживети, а не наџивети).</text:p>
      <text:p text:style-name="Standard">Текст који треба да остане непромењен, попут имена датотека или адреса на вебу, неће правити проблеме јер остаје писан латиницом, и при пресловљавању не долази до промене.</text:p>
      <text:h text:style-name="Heading_20_2" text:outline-level="2"><text:reference-mark-start text:name="Правописна правила"/>Правописна правила<text:reference-mark-end text:name="Правописна правила"/></text:h>
      <text:h text:style-name="Heading_20_3" text:outline-level="3"><text:reference-mark-start text:name="Цртице"/>Цртице<text:reference-mark-end text:name="Цртице"/></text:h>
      <text:p text:style-name="Standard">У српском језику у употреби је црта (ен-црта, тј. „–“, знак U+2013) и цртица. Црта служи за интерпункцију у реченици. Пише се са размаком када су чланови у опозицији (нпр. <text:span text:style-name="T10">изгубљено – нађено</text:span>), а без размака када се односи на повезаност и сарадњу (нпр. влада <text:span text:style-name="T10">Цветковић–Мачек</text:span><text:span text:style-name="T3">) или просторне и временске релације и интервале (нпр. </text:span><text:span text:style-name="T10">Дунав–Тиса–Дунав</text:span><text:span text:style-name="T3">, </text:span><text:span text:style-name="T10">5–7</text:span><text:span text:style-name="T3">), осим ако је неки од чланова вишечлан (нпр. правац </text:span><text:span text:style-name="T10">Суботица – Нови Сад </text:span><text:span text:style-name="T3">или </text:span><text:span text:style-name="T10">10. мај 2008 – 15. мај 2008</text:span><text:span text:style-name="T3">) када се пише са размаком.</text:span></text:p>
      <text:p text:style-name="P15">Црта праћена размаком служи и за обележавање ставки у листи.</text:p>
      <text:p text:style-name="Standard">Цртица има лексичку функцију. Користи се код полусложеница, за падежне наставке, поделу на слогове и сл.</text:p>
      <text:h text:style-name="Heading_20_3" text:outline-level="3"><text:reference-mark-start text:name="Наводници"/>Наводници<text:reference-mark-end text:name="Наводници"/></text:h>
      <text:p text:style-name="Standard">Српски језик разликује две врсте наводника. Једни су „прави“ наводници (знакови U+201E и U+201C, а као затворени може се користити и ”, знак U+201D) и користе се увек за прве наводнике, а други су ’полунаводници’ (знак U+2019), и користе се за угњеждене наводнике. Практично, то значи да свака појава знака „<text:span text:style-name="Source_20_Text">"</text:span>“ у преведеном тексту представља грешку као и да поменуте друге наводнике није потребно претходити знаком „\“ (обрнута коса црта).</text:p>
      <text:h text:style-name="Heading_20_3" text:outline-level="3"><text:soft-page-break/><text:reference-mark-start text:name="Узвици"/>Узвици<text:reference-mark-end text:name="Узвици"/></text:h>
      <text:p text:style-name="Standard">Употреба узвичних реченица у сучељу и документацији програма не препоручује се јер најчешће не одговара тону обраћања кориснику у српском. Намеће се да је употребом речци и различитих облика могуће постићи финију градуалност између неутралног и експресивног обраћања, па тиме и одабрати облик који боље одговара контексту.</text:p>
      <text:p text:style-name="Standard">Постоје изузеци када се контекст узвика поклапа, попут порука у забавним програмима и програмима намењених деци и тада не треба избегавати коришћење узвика.</text:p>
      <text:h text:style-name="Heading_20_3" text:outline-level="3"><text:reference-mark-start text:name="Велико слово"/>Велико слово<text:reference-mark-end text:name="Велико слово"/></text:h>
      <text:p text:style-name="Standard">При преводу треба поштовати правила за писање великог почетног слова по правопису српског језика. Енглески језик често користи велико почетно слово у насловима и за истицање кључних речи у реченици, што у српском језику није допуштено.</text:p>
      <text:p text:style-name="Standard">Такође, ако се реч не пише великим словом, а не ради се о почетку реченице, порука треба да почиње малим словом. Зато поруку „Special Character“ треба превести као „посебан знак“, а не „Посебан Знак“ или „Посебан знак“.</text:p>
      <text:p text:style-name="Standard">У менијима се почетком реченице сматра корена ставка, као и свака ставка у дубини која прекида реченицу. (нпр. „Уметни &gt; слику &gt; из датотеке“, али и „Алат &gt; Постави језик &gt; за изабрано“).</text:p>
      <text:p text:style-name="P7">Имена дана у недељи и месеци пишу се малим словом.</text:p>
      <text:h text:style-name="P46" text:outline-level="3"><text:reference-mark-start text:name="Акценти"/>Акценти<text:reference-mark-end text:name="Акценти"/></text:h>
      <text:p text:style-name="Standard"><text:span text:style-name="T20">Од акценатских ознака треба користити само генитивски знак изнад вокала </text:span><text:span text:style-name="T21">а</text:span><text:span text:style-name="T20"> (</text:span><text:span text:style-name="T21">â</text:span><text:span text:style-name="T20">), јер понекад није могуће одредити да ли је именица у једнини или множини. Генитивски знак се ставља за означавање множине. Приме</text:span><text:span text:style-name="T24">р: </text:span><text:span text:style-name="T23">рачунар без (једног) програма : рачунар без (више) програмâ.</text:span></text:p>
      <text:p text:style-name="P10">Овај знак може да се користи и за уклањање вишезначности и у случају узастопних хомографа (речи које се исто пишу, а различито изговарају), где се знак користи у речи са дужим акцентом. Пример: Ја сам сâм.</text:p>
      <text:h text:style-name="Heading_20_3" text:outline-level="3"><text:reference-mark-start text:name="Три тачке"/>Три тачке<text:reference-mark-end text:name="Три тачке"/></text:h>
      <text:p text:style-name="Text_20_body">За писање три тачке треба користити посебан знак „…“ (знак U+2026) кад год је то технички могуће.</text:p>
      <text:h text:style-name="Heading_20_3" text:outline-level="3"><text:reference-mark-start text:name="Писање бројева"/>Писање бројева<text:reference-mark-end text:name="Писање бројева"/></text:h>
      <text:p text:style-name="Standard"><text:span text:style-name="T26">Мањи бројеви се пишу словима, нпр. „Три човека“, а не „3 човека“. </text:span><text:span text:style-name="T20">Сепаратор за хиљаде је тачка, а децимална места се одвајају запетом.</text:span></text:p>
      <text:h text:style-name="Heading_20_3" text:outline-level="3"><text:reference-mark-start text:name="Латинична локализација"/>Латинична локализација<text:reference-mark-end text:name="Латинична локализација"/></text:h>
      <text:p text:style-name="Standard">Правопис захтева измену писања наставака за облик на речи које задржавају изворну графију. Ћирилицом је исправно писати „OpenOffice.org-у“, али латиницом је исправно „OpenOffice.orgu“, без цртице.</text:p>
      <text:p text:style-name="Standard"><text:span text:style-name="T20">Ако желите да избегнете стављање стране речи у падеж, можете се послужити неким модификатором, тј. појмом који описује његову природу, нпр. </text:span><text:span text:style-name="T21">програм</text:span><text:span text:style-name="T20">, </text:span><text:span text:style-name="T21">компанија</text:span><text:span text:style-name="T20">, </text:span><text:span text:style-name="T21">страница, </text:span><text:span text:style-name="T25">итд.</text:span></text:p>
      <text:h text:style-name="Heading_20_2" text:outline-level="2"><text:reference-mark-start text:name="Стилска правила"/>Стилска правила<text:reference-mark-end text:name="Стилска правила"/></text:h>
      <text:h text:style-name="Heading_20_3" text:outline-level="3"><text:reference-mark-start text:name="Слобода у превођењу"/>Слобода у превођењу<text:reference-mark-end text:name="Слобода у превођењу"/></text:h>
      <text:p text:style-name="P7">Преводилац првенствено треба да води рачуна о томе да ли преведени текст звучи природно. Због тога, слободно се могу заменити примери који боље функционишу у српском, скратити предуге реченице или више кратких спојити у једну. Треба превести суштину реченице, а не мењати реч за реч. Ред речи у српском је много слободнији него у енглеском, па то треба и искористити.</text:p>
      <text:p text:style-name="P9"><text:soft-page-break/></text:p>
      <text:h text:style-name="Heading_20_3" text:outline-level="3"><text:reference-mark-start text:name="Лично и активно"/>Лично и активно<text:reference-mark-end text:name="Лично и активно"/></text:h>
      <text:p text:style-name="Standard">Хардвер и софтвер су персонификовани и могу преузети улогу субјекта или објекта, те њихово обраћање кориснику треба преводити лично и активно (нпр. „File not found“ превести као „Не могу да пронађем датотеку“).</text:p>
      <text:p text:style-name="Standard">Оваквом конструкцијом корисник има утисак активне комуникације и саме поруке бивају јасно протумачене. Обавештења пружа програм па је прецизније и схватљивије да баш он то јавља.</text:p>
      <text:p text:style-name="Standard">Ако је локализовано име програма у женском роду (нпр „Еволуција“), поруке које се саопштавају кориснику треба тако и локализовати („Нисам могла да пронађем датотеку“).</text:p>
      <text:p text:style-name="Standard">Када није могуће направити разлику на том нивоу, мора се прибећи пасиву као једином решењу: „Датотека није пронађена“.</text:p>
      <text:h text:style-name="P42" text:outline-level="3"><text:reference-mark-start text:name="Формалност у обраћању"/>Формалност у обраћању<text:reference-mark-end text:name="Формалност у обраћању"/></text:h>
      <text:p text:style-name="P7">Оно што се сматра учтивим изражавањем зависи од културе језика, а исто важи и за ниво формалности. Увек се треба запитати колико неко упутство звучи природно. У енглеском се више инсистира на изражавању учтивости, па је треба унеколико умањити при превођењу на српски.<text:span text:style-name="T9"> </text:span></text:p>
      <text:p text:style-name="P11">Нпр. енглеско „Please, wait“ треба превести као „сачекајте“, а не „молим, сачекајте“. </text:p>
      <text:h text:style-name="Heading_20_3" text:outline-level="3"><text:reference-mark-start text:name="Императив"/>Императив<text:reference-mark-end text:name="Императив"/></text:h>
      <text:p text:style-name="Standard">Када корисник треба да направи избор, и акција се одмах обавља, онда је то наредба коју корисник издаје програму, те за локализацију треба користити заповедни облик свршених глагола (нпр. „Прикажи упозорење“). Сваку опцију која изазива промену на екрану или у понашању програма треба тумачити као наредбу корисника програму.</text:p>
      <text:p text:style-name="P9"><text:span text:style-name="T3">Ако избор утиче на понашање програма у будућности, треба користити </text:span><text:span text:style-name="T4">императив несвршених глагола </text:span><text:span text:style-name="T3">(нпр. „Приказуј упозорења“).</text:span></text:p>
      <text:h text:style-name="P44" text:outline-level="3"><text:reference-mark-start text:name="Лице обраћања"/>Лице обраћања<text:reference-mark-end text:name="Лице обраћања"/></text:h>
      <text:p text:style-name="Standard">Рачунар и програми се кориснику у тексту поред команди у сучељу као и у документацији обраћају мање формалним обликом персирања, попут другог лица множине, а без великог „Ви“, „Вама“, „Ваше“ и слично.</text:p>
      <text:p text:style-name="P10">Изузетак је онај забаван и образовни софтвер, као и помоћни софтвер који стилом обраћања жели да буде „другар“ или „колега“ кориснику, када треба користити директно обраћање без персирања. У том случају треба посебно водити рачуна о родној равноправности.</text:p>
      <text:h text:style-name="Heading_20_3" text:outline-level="3"><text:reference-mark-start text:name="Заменице"/>Заменице<text:reference-mark-end text:name="Заменице"/></text:h>
      <text:p text:style-name="P7">У српском језику глаголи имају личне наставке, па није неопходно употребљавати личну заменицу. Треба је изоставити кад год је могуће.</text:p>
      <text:p text:style-name="Standard"><text:span text:style-name="T20">У енглеском се много више користе заменице </text:span><text:span text:style-name="T22">ти, ви, твој, ваш</text:span><text:span text:style-name="T20">; не треба увек преводити личну и присвојну заменицу.</text:span></text:p>
      <text:h text:style-name="P44" text:outline-level="3"><text:reference-mark-start text:name="Терминологија"/>Терминологија<text:reference-mark-end text:name="Терминологија"/></text:h>
      <text:p text:style-name="P13">Непостојање стандардизоване рачунарске терминологије је највећи проблем при локализацији. Српско-енглески појмовник за пакет OpenOffice.org постоји али тренутно није усаглашен, те је најбоље решење коришћење преводилачке меморије начињене од досадашњег превода. <text:span text:style-name="T20">Без обзира на то што је неки термин проблематичан, треба га се доследно придржавати.</text:span></text:p>
      <text:p text:style-name="P13">На дописној листи пројекта може се отворити дискусија о било ком термину, али у локализацији се ради доследности мора користити досадашње решење. </text:p>
      <text:p text:style-name="P13">При одлучивању треба водити рачуна о потенцијалу речи за стварање нових облика, изговорљивости, преносу асоцијативности термина на концепт у српски језик, сличним примерима у другим језицима. Нарочито треба водити рачуна да не дође до сударања са <text:soft-page-break/>другим терминима уколико они у енглеском језику представљају различити концепт.</text:p>
      <text:p text:style-name="P5">Сличност терминологије са изворном енглеском није један од захтева.</text:p>
      <text:p text:style-name="P5">Изабрана терминологија корисницима који је науче, треба да буде подједнако употребљива како при првим корацима тако и када израсту у професионалне рачунарџије. При усвајању терминологије не сме доћи до поједностављивања значења.</text:p>
      <text:p text:style-name="P6"/>
      <text:p text:style-name="P13">Неки од корисних ресурса:</text:p>
      <text:p text:style-name="P13"/>
      <table:table table:name="Табела1" table:style-name="Табела1">
        <table:table-column table:style-name="Табела1.A"/>
        <table:table-column table:style-name="Табела1.B"/>
        <table:table-row>
          <table:table-cell table:style-name="Табела1.A1" office:value-type="string">
            <text:p text:style-name="P27">http://nedohodnik.dyndns.org/sverapoj/</text:p>
          </table:table-cell>
          <table:table-cell table:style-name="Табела1.A1" office:value-type="string">
            <text:p text:style-name="P28">Сверачунарски појмовник. За дискусије о терминологији погледати групу „Српска отворена рачунарска терминологија“ <text:s/>. Архива ове групе је доступна на адреси http://groups.google.com/group/sorta/</text:p>
          </table:table-cell>
        </table:table-row>
        <table:table-row>
          <table:table-cell table:style-name="Табела1.A1" office:value-type="string">
            <text:p text:style-name="P27">http://recnik.prevod.org </text:p>
          </table:table-cell>
          <table:table-cell table:style-name="Табела1.A1" office:value-type="string">
            <text:p text:style-name="P28">Речник рачунарских термина који користе пројекти локализације Гнома и КДЕ-а на српски језик (речник није ажуран)</text:p>
          </table:table-cell>
        </table:table-row>
        <table:table-row>
          <table:table-cell table:style-name="Табела1.A1" office:value-type="string">
            <text:p text:style-name="P27">http://www.mikroknjiga.rs/pub/rmk/ </text:p>
          </table:table-cell>
          <table:table-cell table:style-name="Табела1.A1" office:value-type="string">
            <text:p text:style-name="P26">Речник издавачке куће „Микро књига“</text:p>
          </table:table-cell>
        </table:table-row>
        <table:table-row>
          <table:table-cell table:style-name="Табела1.A1" office:value-type="string">
            <text:p text:style-name="P27">http://www.kombib.rs/recnik.php </text:p>
          </table:table-cell>
          <table:table-cell table:style-name="Табела1.A1" office:value-type="string">
            <text:p text:style-name="P26">Речник издавачке куће „Компјутерска библиотека“</text:p>
          </table:table-cell>
        </table:table-row>
        <table:table-row>
          <table:table-cell table:style-name="Табела1.A1" office:value-type="string">
            <text:p text:style-name="P27">http://www.vokabular.org</text:p>
          </table:table-cell>
          <table:table-cell table:style-name="Табела1.A1" office:value-type="string">
            <text:p text:style-name="P26">Речник страних речи и израза</text:p>
          </table:table-cell>
        </table:table-row>
        <table:table-row>
          <table:table-cell table:style-name="Табела1.A1" office:value-type="string">
            <text:p text:style-name="P27">http://open-tran.eu </text:p>
          </table:table-cell>
          <table:table-cell table:style-name="Табела1.A1" office:value-type="string">
            <text:p text:style-name="P26">Преводилачке меморије, Гном и КДЕ (може бити неажурно)</text:p>
          </table:table-cell>
        </table:table-row>
        <table:table-row>
          <table:table-cell table:style-name="Табела1.A1" office:value-type="string">
            <text:p text:style-name="P27">http://www.microsoft.com/language/</text:p>
          </table:table-cell>
          <table:table-cell table:style-name="Табела1.A1" office:value-type="string">
            <text:p text:style-name="P26">Терминологија коју користи компанија <text:span text:style-name="T10">Microsoft</text:span> за локализацију својих производа. Терминологија за пакет Microsoft Office је у групи „Office system“.</text:p>
          </table:table-cell>
        </table:table-row>
        <table:table-row>
          <table:table-cell table:style-name="Табела1.A1" office:value-type="string">
            <text:p text:style-name="P27">https://g11nportal.sun.com/sungloss </text:p>
          </table:table-cell>
          <table:table-cell table:style-name="Табела1.A1" office:value-type="string">
            <text:p text:style-name="P26">Терминологија компаније Oracle/<text:span text:style-name="T10">Sun Microsystems</text:span></text:p>
          </table:table-cell>
        </table:table-row>
        <table:table-row>
          <table:table-cell table:style-name="Табела1.A1" office:value-type="string">
            <text:p text:style-name="P27">http://www.sensagent.com </text:p>
          </table:table-cell>
          <table:table-cell table:style-name="Табела1.A1" office:value-type="string">
            <text:p text:style-name="P26">Речник значења заснован на пројекту <text:span text:style-name="T10">WordNet</text:span></text:p>
          </table:table-cell>
        </table:table-row>
      </table:table>
      <text:p text:style-name="Standard"/>
      <text:p text:style-name="Standard">Треба имати у виду да ови предлози нису предлози референтних установа, те сама чињеница да се предлог налази у неком списку не значи да тај предлог и треба бити усвојен, нарочито ако нису испуњени претходно поменути критеријуми.</text:p>
      <text:p text:style-name="P13">Уколико термин не постоји у досадашњем преводу, препоручује се коришћење преводилачке меморије из Гнома и речника „Сверачунарски појмовник“. Ако ни ту не постоји већ понуђено решење, треба отворити расправу на дописној листи пројекта или на дописној листи „Сорта“.</text:p>
      <text:p text:style-name="P13">На српској Википедији има доста активности поводом терминологије, па и то може бити један од ресурса.</text:p>
      <text:h text:style-name="P44" text:outline-level="3"><text:reference-mark-start text:name="Ред речи"/>Ред речи<text:reference-mark-end text:name="Ред речи"/></text:h>
      <text:h text:style-name="Heading_20_4" text:outline-level="4"><text:reference-mark-start text:name="Опис па име"/>Опис па име<text:reference-mark-end text:name="Опис па име"/></text:h>
      <text:p text:style-name="Standard"><text:span text:style-name="Teletype"><text:span text:style-name="T5">Ред речи у српском језику је опис, па име, док је у енглеском име па опис. Пишемо „кликни на дугме ,Одустани’“, а не „кликни на ,Одустани’ дугме“ баш као и „скуп алатки ГНУ геттекст“, а не „ГНУ Геттекст скуп алатки“.</text:span></text:span></text:p>
      <text:h text:style-name="Heading_20_4" text:outline-level="4"><text:reference-mark-start text:name="Енклитика"/><text:span text:style-name="Teletype"><text:span text:style-name="T17">Енклитика</text:span></text:span><text:reference-mark-end text:name="Енклитика"/></text:h>
      <text:p text:style-name="P34"><text:span text:style-name="Teletype"><text:span text:style-name="T8">Када се енклитика, кратка ненаглашена реч као што су „је“, „се“, „га“, и др. раздвоји</text:span></text:span><text:span text:style-name="T8"><text:line-break/></text:span><text:span text:style-name="Teletype"><text:span text:style-name="T8">дужим реченичним делом од оног на који се најпре односи (рецимо прилошком</text:span></text:span><text:span text:style-name="T8"><text:line-break/></text:span><text:span text:style-name="Teletype"><text:span text:style-name="T8">одредбом, апозицијом, заградама), ставља се после наглашеног дела. На пример, пишемо „Локализација је намењена…“, али „Локализација слободног канцеларијског пакета<text:line-break/>OpenOffice.org намењена је…“.</text:span></text:span></text:p>
      <text:h text:style-name="Heading_20_3" text:outline-level="3"><text:reference-mark-start text:name="Превођење назива програма"/>Превођење назива програма<text:reference-mark-end text:name="Превођење назива програма"/></text:h>
      <text:p text:style-name="Standard">Аутор програма је име пажљиво бирао како би оно игром речи асоцирало на функцију <text:soft-page-break/>коју програм обавља или окружење у коме је настао, те било лакше за памћење. Аутор претпоставља да корисници име могу да разумеју, иначе би се програми звали попут „$"#%324%#“.</text:p>
      <text:p text:style-name="Standard">Корисник који разуме енглески лако усваја назив програма и може наредни пут без лутања да обави посао. Корисник који не разуме енглески језик, назив мора научити напамет, без икаквог разумевања.</text:p>
      <text:p text:style-name="Standard">Како се у графичком сучељу програм бира из листе, нема техничке препреке да се називи не локализују која би нарушила употребљивост.</text:p>
      <text:p text:style-name="Standard">Ако не постоји предлог за локализовано име, као решење се прихвата транскрипција ћирилицом, односно остављање у оригиналу латиницом.</text:p>
      <text:p text:style-name="Standard">У одељку „О програму“ или корисничкој документацији треба да стоји и назив програма у оригиналу.</text:p>
      <text:p text:style-name="Standard">За локализоване називе програма из пакета OpenOffice.org користе се термини: „Писац“, „Рачун“, „Презентација“, „Базе“, „Цртеж“ и „Математика“. Назив пакета OpenOffice.org представља ознаку ресурса (адресу на вебу) па се не преводи, и задржава се у изворној графији.</text:p>
      <text:h text:style-name="P44" text:outline-level="3"><text:reference-mark-start text:name="Скраћенице"/>Скраћенице<text:reference-mark-end text:name="Скраћенице"/></text:h>
      <text:p text:style-name="Standard">У примерима ван света рачунарства има скраћеница које су настале од локализованих појмова из изворне скраћенице (нпр. ММФ, ОЕБС) али и усвајања пресловљене скраћенице (нпр. УНЕСКО). Наравно, најбоље решење је везати значење за пресловљену скраћеницу (нпр. Уједињене нације, УН) што најчешће није могуће.</text:p>
      <text:p text:style-name="Standard">У рачунарству, додатни проблем је што се неке скраћенице понекад морају писати управо латиницом (HTTP, HTTPS и остали протоколи у деловима адресе локације).</text:p>
      <text:p text:style-name="P13">Нестандардне скраћенице треба избегавати када год је могуће значење дочарати описно. Када то није могуће без изостављања смисла, уколико се појављује самостално, скраћеницу на ћирилици треба пресловити, док је на латиници треба оставити исписану у изворној графији.</text:p>
      <text:p text:style-name="P13">Применом ових правила, корисник не може доћи у забуну да ли је „CET“ већ написано ћирилицом или је то заправо „ЦЕТ“ написано латиницом.</text:p>
      <text:p text:style-name="P13">Уколико се скраћеница појављује у групи са другим скраћеницама (у виду списка или сл.), треба их задржати у изворној графији.</text:p>
      <text:p text:style-name="P13"><text:span text:style-name="Teletype"><text:span text:style-name="T5">Када се скраћенице користе као део адресе или назива датотеке (попут ознаке врсте датотеке), треба задржати изворну графију.</text:span></text:span></text:p>
      <text:h text:style-name="Heading_20_3" text:outline-level="3"><text:reference-mark-start text:name="Спискови"/>Спискови<text:reference-mark-end text:name="Спискови"/></text:h>
      <text:p text:style-name="P12"><text:span text:style-name="Teletype"><text:span text:style-name="T6">При прављењу спискова свака теза мора да одговара претходном делу реченице. Не треба користити велико слово, као што је то у енглеском (осим ако су тезе у виду целих реченица).</text:span></text:span></text:p>
      <text:p text:style-name="P12"><text:span text:style-name="Teletype"><text:span text:style-name="T6">Запета се никако не користи испред последње јединице при набрајању ако испред ње стоји </text:span></text:span><text:span text:style-name="Teletype"><text:span text:style-name="T7">и</text:span></text:span><text:span text:style-name="Teletype"><text:span text:style-name="T6"> (насупрот енглеском правопису).</text:span></text:span></text:p>
      <text:h text:style-name="Heading_20_3" text:outline-level="3"><text:reference-mark-start text:name="Симболи"/>Симболи<text:reference-mark-end text:name="Симболи"/></text:h>
      <text:p text:style-name="Standard"><text:span text:style-name="Teletype"><text:span text:style-name="T8">Стандардне ознаке променљивих, ознаке координатних оса, мерних јединица као и слова грчког алфабета задржавају се у изворној графији.</text:span></text:span></text:p>
      <text:p text:style-name="P7">Ознаке мерних јединица пишу се иза нумеричких вредности остављајући непреламајући размак (знак U+00A0) између. Размак се не оставља испред јединица за угао: степен, минута и секунда.</text:p>
      <text:p text:style-name="Standard"><text:span text:style-name="T20">У српском се никад не користи </text:span><text:span text:style-name="T21">амперсанд </text:span><text:span text:style-name="T25">(знак &amp;),</text:span><text:span text:style-name="T21"> </text:span><text:span text:style-name="T25">већ га треба заменити са </text:span><text:span text:style-name="T21">и.</text:span></text:p>
      <text:h text:style-name="Heading_20_3" text:outline-level="3"><text:reference-mark-start text:name="Непознати род или број"/>Непознати број или род<text:reference-mark-end text:name="Непознати род или број"/></text:h>
      <text:p text:style-name="Standard">Често треба превести реченицу која укључује различити број, род који ће бити познат тек при извршавању програма. На пример „%d files“ или „On %s, %s wrote:“.</text:p>
      <text:p text:style-name="Standard">Први проблем је решив облицима множине који омогућавају различити превод за различите опсеге вредности броја у поруци.</text:p>
      <text:p text:style-name="Standard">Када порука није обележена исправно, па није могуће користити облике множине, она се понекад може променити да гласи „Датотека: %d“ или се определити за генитив <text:soft-page-break/>множине („7 датотека“). Истовремено, ауторима програма треба пријавити грешку.</text:p>
      <text:p text:style-name="P13">У процесу локализације OpenOffice.org облици множине нису доступни, али се у сучељу избегавају поруке које садрже променљиви број. У случају појаве такве поруке, треба је пријавити као грешку и прибећи већ описаном решењу.</text:p>
      <text:p text:style-name="Standard">Други проблем је решив употребом глаголских облика без разлика у роду, нпр. инфинитив или презент.</text:p>
      <text:p text:style-name="Standard">Облик „написао/ла“ треба избегавати.</text:p>
      <text:h text:style-name="P43" text:outline-level="3"><text:reference-mark-start text:name="Двострука негација"/>Двострука негација<text:reference-mark-end text:name="Двострука негација"/></text:h>
      <text:p text:style-name="P35">У српском језику се користи двострука негација, док енглески познаје само једну. </text:p>
      <text:p text:style-name="P31"><text:span text:style-name="T20">Пример: </text:span><text:span text:style-name="T27">уметнути пример!</text:span></text:p>
      <text:h text:style-name="P45" text:outline-level="3">Аналитичке конструкције</text:h>
      <text:p text:style-name="P8">Енглеске синтагме које се састоје од низа именица треба преводити грађењем придева или стављањем именица у друге падеже<office:annotation><dc:creator>ГР</dc:creator><dc:date>2008-05-10T00:00:00</dc:date><text:p>Ради се о следећем: енглески има могућност да реч промени класу само променом функције у реченици, док је у српској творби карактеристично додавање наставака како би се променила класа. Тако треба поступати са свим конструкцијама, осим ако је у језику већ устаљен модел из енглеског.</text:p></office:annotation>. (нпр. „Sound file“ преводимо као „звучна датотека“).</text:p>
      <text:p text:style-name="P8">Постоје случајеви када је аналитичка конструкција, најчешће заједно са англицизмом, већ устаљена у језику (нпр. интернет технологије, а не интернетске технологије) и тада је треба задржати као термин.</text:p>
      <text:h text:style-name="Heading_20_3" text:outline-level="3"><text:reference-mark-start text:name="Пречице са тастатуре"/>Пречице са тастатуре<text:reference-mark-end text:name="Пречице са тастатуре"/></text:h>
      <text:p text:style-name="Standard">Пречице које се позивају комбинацијама CTRL+слово није могуће превести, а задатак графичког окружења је да омогући унос слова ћирилице уместо слова латинице.</text:p>
      <text:p text:style-name="Standard">Пречице које се позивају комбинацијама ALT+слово могуће је локализовати, и при локализацији слово које активира пречицу треба пренети на нову носећу реч јер је дугорочна употребљивост на тај начин већа. (нпр. „~File“ у „~Датотека“).</text:p>
      <text:p text:style-name="Standard">Не сме се догодити сукоб пречица унутар истог екрана, већ неку пречицу треба пренети на водеће слово неке друге речи у ставци или на неко друго слово унутар речи.</text:p>
      <text:h text:style-name="Heading_20_2" text:outline-level="2"><text:reference-mark-start text:name="Типографија"/>Типографија<text:reference-mark-end text:name="Типографија"/></text:h>
      <text:h text:style-name="Heading_20_3" text:outline-level="3"><text:reference-mark-start text:name="Раздвајање пасуса"/>Раздвајање пасуса<text:reference-mark-end text:name="Раздвајање пасуса"/></text:h>
      <text:p text:style-name="Standard">Традиционално, у српском језику се користи „француски“ стил, тј. увучени први ред, без прореда. Насупрот њему је амерички стил (без увученог првог реда, са проредом).</text:p>
      <text:p text:style-name="Standard">Када год је у преводу могуће, треба користити француски стил. При томе, треба избегавати мешање ова два стила у истом тексту.</text:p>
      <text:h text:style-name="P47" text:outline-level="2"><text:reference-mark-start text:name="Правила за транскрипцију"/>Правила за транскрипцију<text:reference-mark-end text:name="Правила за транскрипцију"/></text:h>
      <text:p text:style-name="Text_20_body"><text:span text:style-name="T29"/></text:p>
      <text:h text:style-name="Heading_20_2" text:outline-level="2"><text:reference-mark-start text:name="Правопис и граматика"/>Правопис и граматика<text:reference-mark-end text:name="Правопис и граматика"/></text:h>
      <text:p text:style-name="Text_20_body"><text:span text:style-name="T14">Од штампаних издања, </text:span><text:span text:style-name="T29">Правопис Матице српске</text:span>, „Речник језичких недоумица“ Ивана Клајна и „Српски језички приручник“ групе аутора.</text:p>
      <text:p text:style-name="Text_20_body">На вебу, правопис и граматику српског језика, као и још неке корисне ресурсе је могуће пронаћи на:</text:p>
      <text:p text:style-name="Standard"><text:a xlink:type="simple" xlink:href="http://www.vokabular.org/gramatika/doku.php"><text:span text:style-name="T18">http://www.vokabular.org/gramatika/doku.php</text:span></text:a></text:p>
      <text:p text:style-name="Standard"><text:a xlink:type="simple" xlink:href="http://www.vokabular.org/pravopis/doku.php"><text:span text:style-name="T18">http://www.vokabular.org/pravopis/doku.php</text:span></text:a></text:p>
      <text:p text:style-name="Standard"><text:a xlink:type="simple" xlink:href="http://www.vokabular.org/nedoumice/doku.php"><text:span text:style-name="T18">http://www.vokabular.org/nedoumice/doku.php</text:span></text:a></text:p>
      <text:p text:style-name="Standard"><text:a xlink:type="simple" xlink:href="http://www.vokabular.org/literatura/doku.php"><text:span text:style-name="T18">http://www.vokabular.org/literatura/doku.php</text:span></text:a></text:p>
      <text:p text:style-name="Standard"/>
      <text:p text:style-name="Standard"/>
      <text:p text:style-name="Standard"><text:soft-page-break/>Форум Вокабулара (<text:span text:style-name="T18">http://www.vokabular.org/forum</text:span>) добро је посећен па се и тамо може потражити помоћ. Постоји и група „Правописна питања“ на страницама српске Википедије<text:span text:style-name="T31"> </text:span>на адреси <text:a xlink:type="simple" xlink:href="http://sr.wikipedia.org/wiki/Википедија:Трг/Правописна_питања"><text:span text:style-name="T18">http://sr.wikipedia.org/wiki/Википедија:Трг/Правописна_питања</text:span></text:a>.</text:p>
      <text:h text:style-name="P48" text:outline-level="2"><text:reference-mark-start text:name="Технички аспекти локализације"/>Технички аспекти локализације<text:reference-mark-end text:name="Технички аспекти локализације"/></text:h>
      <text:h text:style-name="Heading_20_3" text:outline-level="3"><text:reference-mark-start text:name="Процес рада"/>Процес рада<text:reference-mark-end text:name="Процес рада"/></text:h>
      <text:p text:style-name="P13">Процес локализација је заснован на збиркама порука у формату ПО, употребом скупа алатки ГНУ Геттекст. Освежавање шаблона и претварање у финални <text:span text:style-name="T10">СДФ</text:span> формат датотеке са свим порукама за превод се обавља пре и након процеса локализације. Збирка порука је текстуална датотека у <text:span text:style-name="T10">УТФ-8</text:span> кодном распореду и свака се састоји од коментара пред заглавље, заглавља, порука за превод и<text:span text:style-name="T31"> </text:span>превода застарелих порука које више нису у употреби.</text:p>
      <text:h text:style-name="Heading_20_3" text:outline-level="3"><text:reference-mark-start text:name="Дописна листа"/>Дописна листа<text:reference-mark-end text:name="Дописна листа"/></text:h>
      <text:p text:style-name="P13">Рад на пројекту се организује преко дописне листе dev@sr.openoffice.org која је јавна и на коју се сви заинтересовани могу пријавити. За пријаву на листу потребно је послати поруку на dev-subscribe@sr.openoffice.org. Архива листе је јавно доступна на вебу, на адреси http://sr.openoffice.org/servlets/SummarizeList?listName=dev.</text:p>
      <text:h text:style-name="P44" text:outline-level="3"><text:reference-mark-start text:name="Пријава грешака"/>Пријава грешака<text:reference-mark-end text:name="Пријава грешака"/></text:h>
      <text:p text:style-name="P29">Јавна инсталација система за пријаву грешака „Бубаждаја“ доступна је на веб адреси http://ooo.matf.bg.ac.yu/bugzilla. Свако може пријавити нове „бубице“, учествовати у конструктивној дискусији или из радозналости прегледати до сада пријављене пропусте.</text:p>
      <text:h text:style-name="P44" text:outline-level="3"><text:reference-mark-start text:name="Радни простор"/>Радни простор<text:reference-mark-end text:name="Радни простор"/></text:h>
      <text:p text:style-name="P29">Веб странице пројекта су доступне на адреси <text:span text:style-name="T18">http://ooo.matf.bg.ac.yu</text:span>. Радни простор је организован унутар система за управљање верзијама Субверзија (Subversion), и јавно је доступан за читање. Наредба за преузимање изворних збирки порука у ПО формату са преводом сучеља из текуће радне гране је:</text:p>
      <text:p text:style-name="Preformatted_20_Text">svn checkout <text:span text:style-name="T16">http://ooo.matf.bg.ac.yu/svn/ui/trunk</text:span> ui </text:p>
      <text:p text:style-name="P29">Преглед радног простора је доступан и преко веба на <text:span text:style-name="T18">http://ooo.matf.bg.ac.yu/viewvc</text:span>.</text:p>
      <text:p text:style-name="P29">За упис измена на радни простор потребан је налог на серверу, који се као привилегија даје уходаним учесницима на пројекту. Отварање нових налога се може захтевати преко дописне листе, а до отварања налога преводе је могуће доставити пријављивањем нове „бубице“ на Бубаждаји и слањем ПО датотеке као прилога.</text:p>
      <text:p text:style-name="P29">Са налогом, радни простор је могуће преузети наредбом:</text:p>
      <text:p text:style-name="Preformatted_20_Text">svn checkout <text:span text:style-name="T16">svn+ssh://ooo@ooo.matf.bg.ac.yu/home/ooo/svn/ui/trunk</text:span> ui </text:p>
      <text:p text:style-name="Text_20_body"><text:span text:style-name="T14">Након измена, треба допунити ChangeLog дневник и затим послати измене назад, извршавањем наредбе </text:span><text:span text:style-name="T11">svn commit</text:span><text:span text:style-name="T14"> унутар директоријума са радним простором.</text:span></text:p>
      <text:h text:style-name="Heading_20_3" text:outline-level="3"><text:reference-mark-start text:name="Заглавље ПО датотеке"/>Заглавље ПО датотеке<text:reference-mark-end text:name="Заглавље ПО датотеке"/></text:h>
      <text:p text:style-name="Standard">Заглавље садржи основне податке о томе ко је превео, када је то урадио, и на шта се превод односи. Такође, заглавље омогућава да се установе одговарајући облици за множину.</text:p>
      <text:p text:style-name="P17">"Project-Id-Version: Openoffice.org 2.4\n"<text:line-break/>"POT-Creation-Date: 2008-01-22 19:52+0200\n" <text:line-break/>"PO-Revision-Date: 2008-01-22 19:52+0200\n" <text:line-break/>"Last-Translator:<text:span text:style-name="T2"> </text:span><text:span text:style-name="Emphasis">Име преводиоца</text:span> &lt;адреса е-поште&gt;\n"<text:line-break/>"Language-Team: Serbian (sr) &lt;dev<text:a xlink:type="simple" xlink:href="mailto:serbiangnome-lista@nongnu.org"><text:span text:style-name="T15">@sr.openoffice.org</text:span></text:a>&gt;\n"<text:line-break/><text:soft-page-break/>"MIME-Version: 1.0\n"<text:line-break/>"Content-Type: text/plain; charset=UTF-8\n"<text:line-break/>"Content-Transfer-Encoding: 8bit\n"<text:line-break/><text:span text:style-name="Teletype">"Plural-Forms: nplurals=4;</text:span><text:line-break/>b<text:span text:style-name="Teletype">plural=n==1? 3 : n%10==1 &amp;&amp; n%100!=11 ? 0 : n%10&gt;=2 &amp;&amp; n%10&lt;=4 &amp;&amp; (n%</text:span><text:line-break/><text:span text:style-name="Teletype">100&lt;10 || n%100&gt;=20) ? 1 : 2;\n"<text:line-break/>"X-Accelerator-Marker: ~\n"</text:span></text:p>
      <text:h text:style-name="Heading_20_3" text:outline-level="3"><text:reference-mark-start text:name="Ставке превода и ознаке"/>Ставке превода и ознаке<text:reference-mark-end text:name="Ставке превода и ознаке"/></text:h>
      <text:p text:style-name="Standard">Једна ставка превода у ПО датотеци изгледа овако: </text:p>
      <text:p text:style-name="Standard"/>
      <text:p text:style-name="P18">РАЗМАЦИ</text:p>
      <text:p text:style-name="P18">#<text:span text:style-name="T2"> </text:span>ПРИМЕДБЕ-ПРЕВОДИОЦА</text:p>
      <text:p text:style-name="P18">#. АУТОМАТСКЕ-ПРИМЕДБЕ</text:p>
      <text:p text:style-name="P18">#: РЕФЕРЕНЦЕ...</text:p>
      <text:p text:style-name="P18">#, ОЗНАКЕ...</text:p>
      <text:p text:style-name="P18">msgid ИЗВОРНИ-ТЕКСТ</text:p>
      <text:p text:style-name="P18">msgstr ПРЕВЕДЕНИ-ТЕКСТ</text:p>
      <text:p text:style-name="Standard"/>
      <text:p text:style-name="Standard">Две ставке се уобичајено раздвајају помоћу једне празне линије, али количина и присуство размака је произвољно. Након размака се убацују примедбе, од којих постоје две врсте. Прва врста примедби, примедбе преводиоца, су оне које почињу знаком „#“ и након њих следи размак, а друга врста примедби су аутоматске примедбе и почињу знаком „#“, а иза њега одмах следи знак који није размак. Обе врсте примедби су необавезне. </text:p>
      <text:p text:style-name="Standard">Затим, у ставци се налази непреведени текст и преведени текст. Они се наводе помоћу аски наводника („"“), и уз употребу нарочитих наредби изграђених помоћу „\“ знака. </text:p>
      <text:p text:style-name="Standard">Примедбе које почињу са „#,“ су нарочите по томе што их програми који обрађују ПО датотеке неће занемарити. Ту се налазе ознаке за нејасан превод („fuzzy“), које убацује програм <text:span text:style-name="T10">msgmerge</text:span> или преводилац зато што није сигуран да је превод прикладан.</text:p>
      <text:h text:style-name="Heading_20_3" text:outline-level="3"><text:reference-mark-start text:name="Облици за множину"/>Облици за множину<text:reference-mark-end text:name="Облици за множину"/></text:h>
      <text:p text:style-name="Standard">Када се користе облици за множину, што је обавезно за превод на српски језик, тада се ставка ПО датотеке делимично разликује:</text:p>
      <text:p text:style-name="Standard"/>
      <text:p text:style-name="P18">РАЗМАЦИ</text:p>
      <text:p text:style-name="P18">#<text:span text:style-name="T2"> </text:span>ПРИМЕДБЕ-ПРЕВОДИОЦА</text:p>
      <text:p text:style-name="P18">#. АУТОМАТСКЕ-ПРИМЕДБЕ</text:p>
      <text:p text:style-name="P18">#: РЕФЕРЕНЦЕ...</text:p>
      <text:p text:style-name="P18">#, ОЗНАКЕ...</text:p>
      <text:p text:style-name="P18">msgid НЕПРЕВЕДЕНИ-ТЕКСТ-ЗА-ЈЕДНИНУ</text:p>
      <text:p text:style-name="P18">msgid_plural НЕПРЕВЕДЕНИ-ТЕКСТ-ЗА-МНОЖИНУ</text:p>
      <text:p text:style-name="P18">msgstr[0] ПРЕВЕДЕНИ-ТЕКСТ-СЛУЧАЈ-0</text:p>
      <text:p text:style-name="P18">...</text:p>
      <text:p text:style-name="P18">msgstr[N] ПРЕВЕДЕНИ-ТЕКСТ-СЛУЧАЈ-N</text:p>
      <text:p text:style-name="Standard"/>
      <text:p text:style-name="Standard">У српском језику, можемо имати превод:</text:p>
      <text:p text:style-name="Standard"/>
      <text:p text:style-name="P18">#, c-format</text:p>
      <text:p text:style-name="P18">msgid "%u folder selected"</text:p>
      <text:p text:style-name="P18">msgid_plural "%u folders selected"</text:p>
      <text:p text:style-name="P18">msgstr[0] "Одабрана је %u фасцикла"</text:p>
      <text:p text:style-name="P18">msgstr[1] "Одабране су %u фасцикле"</text:p>
      <text:p text:style-name="P18">msgstr[2] "Одабрано је %u фасцикли"</text:p>
      <text:p text:style-name="P18">msgstr[3] "Одабрана %0u фасцикла"</text:p>
      <text:p text:style-name="Standard"/>
      <text:p text:style-name="Standard">Ово би дало, у зависности од броја, следеће поруке, нпр.:</text:p>
      <text:list xml:id="list833955182" text:style-name="L1">
        <text:list-item>
          <text:p text:style-name="P53">Одабране су 4 фасцикле</text:p>
        </text:list-item>
        <text:list-item>
          <text:p text:style-name="P53">Одабрано је 11 фасцикли</text:p>
        </text:list-item>
        <text:list-item>
          <text:p text:style-name="P53">Одабрано је 14 фасцикли</text:p>
        </text:list-item>
        <text:list-item>
          <text:p text:style-name="P53"><text:soft-page-break/>Одабрана је 21 фасцикла</text:p>
        </text:list-item>
        <text:list-item>
          <text:p text:style-name="P53">Одабрана фасцикла</text:p>
        </text:list-item>
      </text:list>
      <text:p text:style-name="Standard"/>
      <text:p text:style-name="Standard">Значи, индекс 0 се користи за бројеве којима је последња цифра 1, а нису 1 или 11. Индекс 1 за бројеве који се завршавају са 2–4, а претпоследња цифра им није 1. Индекс 3 за случај једнине када се број може изоставити, и индекс 2 за све остале.</text:p>
      <text:h text:style-name="Heading_20_3" text:outline-level="3"><text:reference-mark-start text:name="Пресловљавање на латиницу"/>Пресловљавање на латиницу<text:reference-mark-end text:name="Пресловљавање на латиницу"/></text:h>
      <text:p text:style-name="P19">Поред аутоматског пресловљавања, треба разликовати посебне случајеве да би локализација била у складу са правилом <text:reference-ref text:reference-format="chapter" text:ref-name="Латинична локализација">4.8</text:reference-ref> овог приручника. Скраћенице треба променити на изворну графију, у складу са <text:reference-ref text:reference-format="chapter" text:ref-name="Скраћенице">5.10</text:reference-ref>. Термин „азбучни“ треба заменити термином „абецедни“.</text:p>
      <text:p text:style-name="P19">Када год је потребно избећи аутоматско пресловљавање, већ навести различите преводе за локализацију на ћирилици и локализацију на латиници у преводу треба користити следећу синтаксу:</text:p>
      <text:p text:style-name="P21"><text:span text:style-name="Teletype"><text:span text:style-name="T14">msgid "Alphabetical sorting"<text:line-break/>msgstr "поређано ~@/азбучно/abecedno/"</text:span></text:span></text:p>
      <text:p text:style-name="P21"><text:span text:style-name="Teletype"><text:span text:style-name="T14">msgid </text:span></text:span><text:span text:style-name="Teletype"><text:span text:style-name="T14">"Export as XML"<text:line-break/></text:span></text:span><text:span text:style-name="Teletype"><text:span text:style-name="T14">msgstr "извези као ~@/ИксМЛ/XML/</text:span></text:span><text:span text:style-name="Teletype"><text:span text:style-name="T14">"</text:span></text:span></text:p>
      <text:p text:style-name="Text_20_body">При изради СДФ датотека са преводима, додатном обрадом се задржава само исправан облик за свако писмо.</text:p>
      <text:h text:style-name="P45" text:outline-level="3"><text:reference-mark-start text:name="Шта не преводити"/>Шта не преводити<text:reference-mark-end text:name="Шта не преводити"/></text:h>
      <text:p text:style-name="P33">Називе променљивих, функције, убацити текст</text:p>
      <text:h text:style-name="Heading_20_3" text:outline-level="3"><text:reference-mark-start text:name="Преводилачка меморија"/>Преводилачка меморија<text:reference-mark-end text:name="Преводилачка меморија"/></text:h>
      <text:p text:style-name="P13">Преводилачка меморија представља збирку порука које се могу користити за аутоматизацију локализације ако се исте поруке касније понове, а коришћењем се повећава уједначеност превода. Добијање корпуса речи из постојећих ПО датотека постиже се наредбом <text:span text:style-name="T12">msgcat</text:span> коришћењем следеће синтаксе:</text:p>
      <text:p text:style-name="Preformatted_20_Text">msgcat -o &lt;излазна-меморија.po&gt; &lt;датотека1.po&gt; &lt;датотека2.po&gt;</text:p>
      <text:p text:style-name="Standard"><text:span text:style-name="T14">За аутоматски превод порука које се поклапају може се користити наредба </text:span><text:span text:style-name="T13">msgmerge</text:span><text:span text:style-name="T14">, док се за тражење ранијих превода термина може користити наредба </text:span><text:span text:style-name="T13">msggrep</text:span><text:span text:style-name="T14">.</text:span></text:p>
      <text:h text:style-name="Heading_20_3" text:outline-level="3"><text:reference-mark-start text:name="Грешке при куцању"/>Грешке при куцању<text:reference-mark-end text:name="Грешке при куцању"/></text:h>
      <text:p text:style-name="Text_20_body">Грешке при куцању нису пожељне у локализацији, те је обавезно превод пропустити кроз ГНУ аспел пре слања:</text:p>
      <text:p text:style-name="P20"><text:span text:style-name="Teletype">msgexec aspell list --encoding=UTF-8 \ <text:line-break/></text:span><text:span text:style-name="Teletype"><text:span text:style-name="T32"> </text:span></text:span><text:span text:style-name="Teletype"><text:s/>--variety=cyrl &lt; име-датотеке.po &gt; out.po.err</text:span></text:p>
      <text:p text:style-name="Text_20_body">Ова команда ће све непрепознате речи издвојити у датотеку <text:span text:style-name="Teletype">out.po.err. </text:span>Подршку за српски језик у програму ГНУ аспел могуће је инсталирати кроз систем пакета дистрибуције или директно са веб места <text:a xlink:type="simple" xlink:href="http://srpski.org/aspell/"><text:span text:style-name="T19">http://srpski.org/aspell/</text:span></text:a><text:a xlink:type="simple" xlink:href="http://srpski.org/aspell/"><text:span text:style-name="T15">.</text:span></text:a></text:p>
      <text:h text:style-name="Heading_20_3" text:outline-level="3"><text:reference-mark-start text:name="Још неке корисне алатке"/>Још неке корисне алатке<text:reference-mark-end text:name="Још неке корисне алатке"/></text:h>
      <text:p text:style-name="Standard">За основну проверу <text:span text:style-name="T3">ПО</text:span> датотеке и добијање статистике (колико има преведених, нејасних и непреведених порука у њој) користи се наредба <text:span text:style-name="T12">msgfmt</text:span>:</text:p>
      <text:p text:style-name="Preformatted_20_Text">msgfmt -cv -o /dev/null &lt;<text:span text:style-name="Emphasis">име-датотеке</text:span>.po&gt;</text:p>
      <text:p text:style-name="P19"/>
      <text:p text:style-name="P19">Алат pology такође садржи корисне алатке и може се преузети Субверзијом из КДЕ <text:soft-page-break/>складишта и затим ставити у погон поставком променљивих у окружењу:</text:p>
      <text:p text:style-name="P20"><text:span text:style-name="Teletype">svn co svn://anonsvn.kde.org/home/kde/trunk/l10n-kde4/scripts/pology</text:span><text:line-break/><text:span text:style-name="Teletype">export PYTHONPATH=$PWD/pology:$PYTHONPATH</text:span><text:line-break/><text:span text:style-name="Teletype">export PATH=$PWD/pology:$PATH</text:span> </text:p>
      <text:p text:style-name="Text_20_body">Детаљну статистику о преводу је онда могуће добити командом:</text:p>
      <text:p text:style-name="Preformatted_20_Text"><text:span text:style-name="Teletype">posieve.py normctx-ooo,stats &lt;директоријум&gt; -sdetail -sincomplete</text:span></text:p>
      <text:h text:style-name="Heading_20_3" text:outline-level="3"><text:reference-mark-start text:name="Проналажење честих грешака"/>Проналажење честих грешака<text:reference-mark-end text:name="Проналажење честих грешака"/></text:h>
      <text:p text:style-name="P19">Алатка pofilter из пакета translate-toolkit (доступан на <text:a xlink:type="simple" xlink:href="http://translate.sourceforge.net/">http://translate.sourceforge.net</text:a>) над преводом изводи серију тестова и указује на честе грешке као што је погрешна интерпункција, превод назива променљивих, и слично. При раду са алатком pofilter неопходна је и pomerge за спајање исправљених грешака<text:span text:style-name="T31"> </text:span>назад у превод.</text:p>
      <text:p text:style-name="P19">По извршавању, из стабла OpenOffice.org превода (директоријум ui) програм извлачи ново стабло (директоријум ui-check) са ПО датотекама које садрже само по тестовима неисправне преводе, уз коментар који то тест није прошао:</text:p>
      <text:p text:style-name="P20"><text:line-break/><text:span text:style-name="Teletype">pofilter --openoffice --language=sr --excludefilter=simplecaps \</text:span><text:line-break/> <text:span text:style-name="Teletype">--excludefilter=accelerators --excludefilter=doublequoting \</text:span><text:line-break/> <text:span text:style-name="Teletype">--excludefilter=simpleplurals --excludefilter=singlequoting \</text:span><text:line-break/> <text:span text:style-name="Teletype">--excludefilter=validchars --excludefilter=acronyms \</text:span><text:line-break/><text:span text:style-name="Teletype"> ui ui-check</text:span> </text:p>
      <text:p text:style-name="Text_20_body">После исправљања грешака у ui-check, програмом pomerge се промене могу спојити назад:</text:p>
      <text:p text:style-name="Preformatted_20_Text"><text:span text:style-name="Teletype">pomerge -t ui -i ui-check -o ui</text:span></text:p>
      <text:p text:style-name="P19">Боље је међутим користити Пологију пошто ће она само пренети измене, без промене заглавља ПО датотеке, што је згодније за слање у радно складиште Субверзије:</text:p>
      <text:p text:style-name="Preformatted_20_Text"><text:span text:style-name="Teletype">posieve.py merge_corr_tree.py ui -spathdelta:ui:ui-check</text:span></text:p>
      <text:h text:style-name="Heading_20_3" text:outline-level="3"><text:reference-mark-start text:name="Проналажење разлика: diff и wdiff"/>Проналажење разлика: diff и wdiff<text:reference-mark-end text:name="Проналажење разлика: diff и wdiff"/></text:h>
      <text:p text:style-name="Standard"><text:span text:style-name="T14">Корисне алатке за проналажење разлика су </text:span><text:span text:style-name="T11">diff</text:span><text:span text:style-name="T14"> и </text:span><text:span text:style-name="T11">wdiff</text:span><text:span text:style-name="T14">. Други је нарочито користан при проналажењу разлика између претходног и новог садржаја поља msgid када је превод због промене означен као нејасан јер проналази разлике на нивоу речи.</text:span></text:p>
      <text:h text:style-name="P49" text:outline-level="2"><text:reference-mark-start text:name="Литература"/>Литература<text:reference-mark-end text:name="Литература"/></text:h>
      <text:p text:style-name="P32">Убацити текст</text:p>
      <text:p text:style-name="P32"/>
      <text:h text:style-name="P51" text:outline-level="2"><text:reference-mark-start text:name="Дневник измена"/>Дневник измена<text:reference-mark-end text:name="Дневник измена"/></text:h>
      <text:p text:style-name="P30"/>
      <table:table table:name="Табела9" table:style-name="Табела9">
        <table:table-column table:style-name="Табела9.A"/>
        <table:table-column table:style-name="Табела9.B"/>
        <table:table-row>
          <table:table-cell table:style-name="Табела9.A1" office:value-type="date" office:date-value="2010-06-15">
            <text:p text:style-name="Table_20_Contents">15. јун 2010.</text:p>
          </table:table-cell>
          <table:table-cell table:style-name="Табела9.B1" office:value-type="string">
            <text:p text:style-name="P52">Горан Ракић &lt;grakic@devbase.net&gt;</text:p>
          </table:table-cell>
        </table:table-row>
        <table:table-row>
          <table:table-cell table:style-name="Табела9.B1" table:number-columns-spanned="2" office:value-type="string">
            <text:p text:style-name="P22">Освежени линкови у <text:reference-ref text:reference-format="chapter" text:ref-name="Терминологија">5.7</text:reference-ref>, дописани линкови за „Сверачунарски појмовник“ и листу СОРТА.</text:p>
          </table:table-cell>
          <table:covered-table-cell/>
        </table:table-row>
      </table:table>
      <text:p text:style-name="Standard"/>
      <table:table table:name="Табела8" table:style-name="Табела8">
        <table:table-column table:style-name="Табела8.A"/>
        <table:table-column table:style-name="Табела8.B"/>
        <table:table-row>
          <table:table-cell table:style-name="Табела8.A1" office:value-type="date" office:date-value="2008-07-31">
            <text:p text:style-name="Table_20_Contents">31. јул 2008.</text:p>
          </table:table-cell>
          <table:table-cell table:style-name="Табела8.B1" office:value-type="string">
            <text:p text:style-name="P52">Душица Божовић &lt;dusica.bozovic@gmail.com&gt;</text:p>
          </table:table-cell>
        </table:table-row>
        <table:table-row>
          <table:table-cell table:style-name="Табела8.B1" table:number-columns-spanned="2" office:value-type="string">
            <text:p text:style-name="P22">Правописне, граматичке и стилске исправке</text:p>
          </table:table-cell>
          <table:covered-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Table_20_Contents">29. мај 2008.</text:p>
          </table:table-cell>
          <table:table-cell table:style-name="Table1.A1" office:value-type="string">
            <text:p text:style-name="Table_20_Contents">Александар Урошевић <text:span text:style-name="T4">&lt;urke.kg@gmail.com&gt;</text:span></text:p>
          </table:table-cell>
        </table:table-row>
        <table:table-row>
          <table:table-cell table:style-name="Table1.A1" table:number-columns-spanned="2" office:value-type="string">
            <text:p text:style-name="P22">Исправљање грешака у куцању.</text:p>
          </table:table-cell>
          <table:covered-table-cell/>
        </table:table-row>
      </table:table>
      <text:p text:style-name="P16"/>
      <table:table table:name="Табела7" table:style-name="Табела7">
        <table:table-column table:style-name="Табела7.A"/>
        <table:table-column table:style-name="Табела7.B"/>
        <table:table-row>
          <table:table-cell table:style-name="Табела7.A1" office:value-type="string">
            <text:p text:style-name="Table_20_Contents">29. мај 2008.</text:p>
          </table:table-cell>
          <table:table-cell table:style-name="Табела7.A1" office:value-type="string">
            <text:p text:style-name="Table_20_Contents">Горан Ракић &lt;grakic@devbase.net&gt;</text:p>
          </table:table-cell>
        </table:table-row>
        <table:table-row>
          <table:table-cell table:style-name="Табела7.A1" table:number-columns-spanned="2" office:value-type="string">
            <text:p text:style-name="P22">Измене у <text:reference-ref text:reference-format="chapter" text:ref-name="Лице обраћања">5.5</text:reference-ref>, спајање неких одељака и реорганизација текста.</text:p>
          </table:table-cell>
          <table:covered-table-cell/>
        </table:table-row>
      </table:table>
      <text:p text:style-name="Standard"/>
      <table:table table:name="Табела6" table:style-name="Табела6">
        <table:table-column table:style-name="Табела6.A"/>
        <table:table-column table:style-name="Табела6.B"/>
        <table:table-row>
          <table:table-cell table:style-name="Табела6.A1" office:value-type="string">
            <text:p text:style-name="Table_20_Contents">10. мај 2008.</text:p>
          </table:table-cell>
          <table:table-cell table:style-name="Табела6.A1" office:value-type="string">
            <text:p text:style-name="Table_20_Contents">Душица Божовић &lt;dusica.bozovic@gmail.com&gt;</text:p>
          </table:table-cell>
        </table:table-row>
        <table:table-row>
          <table:table-cell table:style-name="Табела6.A1" table:number-columns-spanned="2" office:value-type="string">
            <text:p text:style-name="P22">Допуна готово свих постојећих одељака, реорганизација текста, исправке уочених грешака. Нови одељци <text:reference-ref text:reference-format="chapter" text:ref-name="Акценти">4.5</text:reference-ref>, <text:reference-ref text:reference-format="chapter" text:ref-name="Слобода у превођењу">5.1</text:reference-ref>, <text:reference-ref text:reference-format="chapter" text:ref-name="Заменице">5.6</text:reference-ref>, <text:reference-ref text:reference-format="chapter" text:ref-name="Двострука негација">5.14</text:reference-ref> и др.</text:p>
          </table:table-cell>
          <table:covered-table-cell/>
        </table:table-row>
      </table:table>
      <text:p text:style-name="Standard"/>
      <table:table table:name="Табела5" table:style-name="Табела5">
        <table:table-column table:style-name="Табела5.A"/>
        <table:table-column table:style-name="Табела5.B"/>
        <table:table-row>
          <table:table-cell table:style-name="Табела5.A1" office:value-type="string">
            <text:p text:style-name="Table_20_Contents">12. мар 2008.</text:p>
          </table:table-cell>
          <table:table-cell table:style-name="Табела5.A1" office:value-type="string">
            <text:p text:style-name="Table_20_Contents">Горан Ракић <text:span text:style-name="T4">&lt;grakic@devbase.net&gt;</text:span></text:p>
          </table:table-cell>
        </table:table-row>
        <table:table-row>
          <table:table-cell table:style-name="Табела5.A1" table:number-columns-spanned="2" office:value-type="string">
            <text:p text:style-name="P22">Допуњен одељак <text:reference-ref text:reference-format="chapter" text:ref-name="Велико слово">4.4</text:reference-ref>, уметнути <text:reference-ref text:reference-format="chapter" text:ref-name="Три тачке">4.6</text:reference-ref> и <text:reference-ref text:reference-format="chapter" text:ref-name="Латинична локализација">4.8</text:reference-ref>. Промењен наслов <text:reference-ref text:reference-format="chapter" text:ref-name="Лице обраћања">5.5</text:reference-ref> из „Персирање“ у „Лице обраћања“, и дописани и остали предлози о којима се расправља. Додат део око „Please“ у <text:reference-ref text:reference-format="chapter" text:ref-name="Императив">5.4</text:reference-ref>, уметнут <text:reference-ref text:reference-format="chapter" text:ref-name="Симболи">5.12</text:reference-ref>. Дописане секције <text:reference-ref text:reference-format="chapter" text:ref-name="Типографија">6</text:reference-ref> и<text:span text:style-name="T30"> </text:span><text:reference-ref text:reference-format="chapter" text:ref-name="Правила за транскрипцију">7</text:reference-ref> и одељци <text:reference-ref text:reference-format="chapter" text:ref-name="Пресловљавање на латиницу">9.8</text:reference-ref> и <text:reference-ref text:reference-format="chapter" text:ref-name="Проналажење честих грешака">9.13</text:reference-ref>, допуњен <text:reference-ref text:reference-format="chapter" text:ref-name="Још неке корисне алатке">9.12</text:reference-ref>. Промењена терминологија са „предмет“ на „датотека“.</text:p>
          </table:table-cell>
          <table:covered-table-cell/>
        </table:table-row>
      </table:table>
      <text:p text:style-name="Standard"/>
      <table:table table:name="Табела3" table:style-name="Табела3">
        <table:table-column table:style-name="Табела3.A"/>
        <table:table-column table:style-name="Табела3.B"/>
        <table:table-row>
          <table:table-cell table:style-name="Табела3.A1" office:value-type="string">
            <text:p text:style-name="Table_20_Contents">13. феб 2008.</text:p>
          </table:table-cell>
          <table:table-cell table:style-name="Табела3.A1" office:value-type="string">
            <text:p text:style-name="Table_20_Contents">Горан Ракић <text:span text:style-name="T4">&lt;grakic@devbase.net&gt;</text:span></text:p>
          </table:table-cell>
        </table:table-row>
        <table:table-row>
          <table:table-cell table:style-name="Табела3.A1" table:number-columns-spanned="2" office:value-type="string">
            <text:p text:style-name="P22">Уважене неке примедбе Часлава Илића &lt;caslav.ilic@gmx.net&gt; и Филипа Милетића &lt;filmil@gmail.com&gt;. Допуњен одељак <text:reference-ref text:reference-format="chapter" text:ref-name="Лице обраћања">5.5</text:reference-ref> и исправљени <text:reference-ref text:reference-format="chapter" text:ref-name="Лично и активно">5.2</text:reference-ref> и <text:reference-ref text:reference-format="chapter" text:ref-name="Скраћенице">5.10</text:reference-ref>. Уметнут <text:reference-ref text:reference-format="chapter" text:ref-name="Ред речи">5.8</text:reference-ref> и <text:reference-ref text:reference-format="chapter" text:ref-name="Шта не преводити">9.9</text:reference-ref>. Друге ситније исправке.</text:p>
          </table:table-cell>
          <table:covered-table-cell/>
        </table:table-row>
      </table:table>
      <text:p text:style-name="Standard"/>
      <table:table table:name="Табела2" table:style-name="Табела2">
        <table:table-column table:style-name="Табела2.A"/>
        <table:table-column table:style-name="Табела2.B"/>
        <table:table-row>
          <table:table-cell table:style-name="Табела2.A1" office:value-type="string">
            <text:p text:style-name="Table_20_Contents">11. феб 2008.</text:p>
          </table:table-cell>
          <table:table-cell table:style-name="Табела2.A1" office:value-type="string">
            <text:p text:style-name="Table_20_Contents">Горан Ракић <text:span text:style-name="T4">&lt;grakic@devbase.net&gt;</text:span></text:p>
          </table:table-cell>
        </table:table-row>
        <table:table-row>
          <table:table-cell table:style-name="Табела2.A1" table:number-columns-spanned="2" office:value-type="string">
            <text:p text:style-name="P22">Исправке и допуне, размештање делова текста</text:p>
          </table:table-cell>
          <table:covered-table-cell/>
        </table:table-row>
      </table:table>
      <text:p text:style-name="Text_20_body"/>
      <table:table table:name="Табела4" table:style-name="Табела4">
        <table:table-column table:style-name="Табела4.A"/>
        <table:table-column table:style-name="Табела4.B"/>
        <table:table-row>
          <table:table-cell table:style-name="Табела4.A1" office:value-type="string">
            <text:p text:style-name="Table_20_Contents">3. феб 2008.</text:p>
          </table:table-cell>
          <table:table-cell table:style-name="Табела4.A1" office:value-type="string">
            <text:p text:style-name="P36">Александар Урошевић &lt;urke.kg@gmail.com&gt;</text:p>
          </table:table-cell>
        </table:table-row>
        <table:table-row>
          <table:table-cell table:style-name="Табела4.A1" table:number-columns-spanned="2" office:value-type="string">
            <text:p text:style-name="P22">Почетни документ</text:p>
          </table:table-cell>
          <table:covered-table-cell/>
        </table:table-row>
      </table:table>
      <text:p text:style-name="P30"/>
      <text:p text:style-name="P39">GNU Free Documentation<office:annotation><dc:date>2008-02-12T00:00:00</dc:date><text:p>Да ли је ово заиста неопходно?</text:p></office:annotation></text:p>
      <text:p text:style-name="P25">License Version 1.2, November 2002 </text:p>
      <text:p text:style-name="P25"/>
      <text:p text:style-name="P23">Copyright (C) 2000,2001,2002 Free Software Foundation, Inc. 51 Franklin St, Fifth Floor, Boston, MA 02110-1301 USA Everyone is permitted to copy and distribute verbatim copies of this license document, but changing it is not allowed. </text:p>
      <text:p text:style-name="P23">0. PREAMBLE </text:p>
      <text:p text:style-name="P23">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23">This License is a kind of "copyleft", which means that derivative works of the document must themselves be free in the same sense.<text:span text:style-name="T33"> </text:span>It complements the GNU General Public License, which is a copyleft license designed for free software. </text:p>
      <text:p text:style-name="P23">We have designed this License in order to use it for manuals for free software, because free software needs free documentation: a free program should come with manuals providing the same freedoms that the software does.<text:span text:style-name="T33"> </text:span>But this License is not limited to software manuals; it can be used for any textual work, regardless of subject matter or whether it is published as a printed book.<text:span text:style-name="T33"> </text:span>We recommend this License principally for works whose purpose is instruction or reference. </text:p>
      <text:p text:style-name="P23"><text:s/>1. APPLICABILITY AND DEFINITIONS </text:p>
      <text:p text:style-name="P23">This License applies to any manual or other work, in any medium, that contains a notice placed by the copyright holder saying it can be distributed under the terms of this License.<text:span text:style-name="T33"> </text:span>Such a notice grants a world-wide, royalty-free license, unlimited in duration, to use that work under the conditions stated herein.<text:span text:style-name="T33"> </text:span>The "Document", below, refers to any such manual or work.<text:span text:style-name="T33"> </text:span>Any member of the public is a licensee, and is addressed as "you".<text:span text:style-name="T33"> </text:span>You accept the license if you copy, modify or distribute the work in a way requiring permission under copyright law. </text:p>
      <text:p text:style-name="P23">A "Modified Version" of the Document means any work containing the Document or a portion of it, either copied verbatim, or with modifications and/or translated into another language. </text:p>
      <text:p text:style-name="P2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text:span text:style-name="T33"> </text:span>(Thus, if the Document is in part a textbook of mathematics, a Secondary Section may not explain any mathematics.)<text:span text:style-name="T33"> </text:span>The relationship could be a matter of historical connection with the subject or with related matters, or of legal, commercial, philosophical, ethical or political position regarding them. </text:p>
      <text:p text:style-name="P23">The "Invariant Sections" are certain Secondary Sections whose titles are designated, as being those of Invariant Sections, in the notice that says that the Document is released under this License.<text:span text:style-name="T33"> </text:span>If a section does not fit the above definition of Secondary then it is not allowed to be designated as Invariant.<text:span text:style-name="T33"> </text:span>The Document may contain zero Invariant Sections.<text:span text:style-name="T33"> </text:span>If the Document does not identify any Invariant Sections then there are none. </text:p>
      <text:p text:style-name="P23">The "Cover Texts" are certain short passages of text that are listed, as Front-Cover Texts or Back-Cover Texts, in the notice that says that the Document is released under this License.<text:span text:style-name="T33"> </text:span>A Front-Cover Text may be at most 5 words, and a Back-Cover Text may be at most 25 words. </text:p>
      <text:p text:style-name="P2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text:span text:style-name="T33"> </text:span>A copy made in an otherwise Transparent file format whose markup, or absence of markup, has been arranged to thwart or discourage subsequent modification by readers is not Transparent. An image format is not Transparent if used for any substantial amount of text.<text:span text:style-name="T33"> </text:span>A copy that is not "Transparent" is called "Opaque". </text:p>
      <text:p text:style-name="P23">Examples of suitable formats for Transparent copies include plain ASCII without markup, Texinfo input format, LaTeX input format, SGML or XML using a publicly available DTD, and standard-conforming simple HTML, PostScript or PDF designed for human modification.<text:span text:style-name="T33"> </text:span>Examples of transparent image formats include PNG, XCF and JPG.<text:span text:style-name="T33"> </text:span>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P23">The "Title Page" means, for a printed book, the title page itself, plus such following pages as are needed to hold, legibly, the material this License requires to appear in the title page.<text:span text:style-name="T33"> </text:span>For works in formats which do not have any title page as such, "Title Page" means the text near the most prominent appearance of the work's title, preceding the beginning of the body of the text. </text:p>
      <text:p text:style-name="P23">A section "Entitled XYZ" means a named subunit of the Document whose title either is precisely XYZ or contains XYZ in parentheses following text that translates XYZ in another language.<text:span text:style-name="T33"> </text:span>(Here XYZ stands for a specific section name mentioned below, such as "Acknowledgements", "Dedications", "Endorsements", or "History".)<text:span text:style-name="T33"> </text:span>To "Preserve the Title" of such a section when you modify the Document means that it remains a section "Entitled XYZ" according to this definition. </text:p>
      <text:p text:style-name="P23">The Document may include Warranty Disclaimers next to the notice which states that this License applies to the Document.<text:span text:style-name="T33"> </text:span>These Warranty Disclaimers are considered to be included by reference in this License, but only as regards disclaiming warranties: any other implication that these Warranty Disclaimers may have is void and has no effect on the meaning of this License. </text:p>
      <text:p text:style-name="P23"><text:s/>2. VERBATIM COPYING </text:p>
      <text:p text:style-name="P23">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text:span text:style-name="T33"> </text:span>You may not use technical measures to obstruct or control the reading or further copying of the copies you make or distribute.<text:span text:style-name="T33"> </text:span>However, you may accept compensation in exchange for copies.<text:span text:style-name="T33"> </text:span>If you distribute a large enough number of copies you must also follow the conditions in section 3. </text:p>
      <text:p text:style-name="P23">You may also lend copies, under the same conditions stated above, and you may publicly display copies. </text:p>
      <text:p text:style-name="P23"><text:s/>3. COPYING IN QUANTITY </text:p>
      <text:p text:style-name="P23">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text:span text:style-name="T33"> </text:span>Both covers must also clearly and legibly identify you as the publisher of these copies.<text:span text:style-name="T33"> </text:span>The front cover must present the full title with all words of the title equally prominent and visible.<text:span text:style-name="T33"> </text:span>You may add other material on the covers in addition. Copying with changes limited to the covers, as long as they preserve the title of the Document and satisfy these conditions, can be treated as verbatim copying in other respects. </text:p>
      <text:p text:style-name="P23">If the required texts for either cover are too voluminous to fit legibly, you should put the first ones listed (as many as fit reasonably) on the actual cover, and continue the rest onto adjacent pages. </text:p>
      <text:p text:style-name="P2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23">It is requested, but not required, that you contact the authors of the Document well before redistributing any large number of copies, to give them a chance to provide you with an updated version of the Document. </text:p>
      <text:p text:style-name="P23"><text:s/>4. MODIFICATIONS </text:p>
      <text:p text:style-name="P23">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text:span text:style-name="T33"> </text:span>In addition, you must do these things <text:soft-page-break/>in the Modified Version: </text:p>
      <text:p text:style-name="P23">A. Use in the Title Page (and on the covers, if any) a title distinct<text:span text:style-name="T33"> <text:s/></text:span>from that of the Document, and from those of previous versions<text:span text:style-name="T33"> <text:s/></text:span>(which should, if there were any, be listed in the History section<text:span text:style-name="T33"> <text:s/></text:span>of the Document).<text:span text:style-name="T33"> </text:span>You may use the same title as a previous version<text:span text:style-name="T33"> <text:s/></text:span>if the original publisher of that version gives permission. B. List on the Title Page, as authors, one or more persons or entities<text:span text:style-name="T33"> <text:s/></text:span>responsible for authorship of the modifications in the Modified<text:span text:style-name="T33"> <text:s/></text:span>Version, together with at least five of the principal authors of the<text:span text:style-name="T33"> <text:s/></text:span>Document (all of its principal authors, if it has fewer than five),<text:span text:style-name="T33"> <text:s/></text:span>unless they release you from this requirement. C. State on the Title page the name of the publisher of the<text:span text:style-name="T33"> <text:s/></text:span>Modified Version, as the publisher. D. Preserve all the copyright notices of the Document. E. Add an appropriate copyright notice for your modifications<text:span text:style-name="T33"> <text:s/></text:span>adjacent to the other copyright notices. F. Include, immediately after the copyright notices, a license notice<text:span text:style-name="T33"> <text:s/></text:span>giving the public permission to use the Modified Version under the<text:span text:style-name="T33"> <text:s/></text:span>terms of this License, in the form shown in the Addendum below. G. Preserve in that license notice the full lists of Invariant Sections<text:span text:style-name="T33"> <text:s/></text:span>and required Cover Texts given in the Document's license notice. H. Include an unaltered copy of this License. I. Preserve the section Entitled "History", Preserve its Title, and add<text:span text:style-name="T33"> <text:s/></text:span>to it an item stating at least the title, year, new authors, and<text:span text:style-name="T33"> <text:s/></text:span>publisher of the Modified Version as given on the Title Page.<text:span text:style-name="T33"> </text:span>If<text:span text:style-name="T33"> <text:s/></text:span>there is no section Entitled "History" in the Document, create one<text:span text:style-name="T33"> <text:s/></text:span>stating the title, year, authors, and publisher of the Document as<text:span text:style-name="T33"> <text:s/></text:span>given on its Title Page, then add an item describing the Modified<text:span text:style-name="T33"> <text:s/></text:span>Version as stated in the previous sentence. J. Preserve the network location, if any, given in the Document for<text:span text:style-name="T33"> <text:s/></text:span>public access to a Transparent copy of the Document, and likewise<text:span text:style-name="T33"> <text:s/></text:span>the network locations given in the Document for previous versions<text:span text:style-name="T33"> <text:s/></text:span>it was based on.<text:span text:style-name="T33"> </text:span>These may be placed in the "History" section.<text:span text:style-name="T33"> <text:s/></text:span>You may omit a network location for a work that was published at<text:span text:style-name="T33"> <text:s/></text:span>least four years before the Document itself, or if the original<text:span text:style-name="T33"> <text:s/></text:span>publisher of the version it refers to gives permission. K. For any section Entitled "Acknowledgements" or "Dedications",<text:span text:style-name="T33"> <text:s/></text:span>Preserve the Title of the section, and preserve in the section all<text:span text:style-name="T33"> <text:s/></text:span>the substance and tone of each of the contributor acknowledgements<text:span text:style-name="T33"> <text:s/></text:span>and/or dedications given therein. L. Preserve all the Invariant Sections of the Document,<text:span text:style-name="T33"> <text:s/></text:span>unaltered in their text and in their titles.<text:span text:style-name="T33"> </text:span>Section numbers<text:span text:style-name="T33"> <text:s/></text:span>or the equivalent are not considered part of the section titles. M. Delete any section Entitled "Endorsements".<text:span text:style-name="T33"> </text:span>Such a section<text:span text:style-name="T33"> <text:s/></text:span>may not be included in the Modified Version. N. Do not retitle any existing section to be Entitled "Endorsements"<text:span text:style-name="T33"> <text:s/></text:span>or to conflict in title with any Invariant Section. O. Preserve any Warranty Disclaimers. </text:p>
      <text:p text:style-name="P23">If the Modified Version includes new front-matter sections or appendices that qualify as Secondary Sections and contain no material copied from the Document, you may at your option designate some or all of these sections as invariant.<text:span text:style-name="T33"> </text:span>To do this, add their titles to the list of Invariant Sections in the Modified Version's license notice. These titles must be distinct from any other section titles. </text:p>
      <text:p text:style-name="P23">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23">You may add a passage of up to five words as a Front-Cover Text, and a passage of up to 25 words as a Back-Cover Text, to the end of the list of Cover Texts in the Modified Version.<text:span text:style-name="T33"> </text:span>Only one passage of Front-Cover Text and one of Back-Cover Text may be added by (or through arrangements made by) any one entity.<text:span text:style-name="T33"> </text:span>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23">The author(s) and publisher(s) of the Document do not by this License give permission to use their names for publicity for or to assert or imply endorsement of any Modified Version. </text:p>
      <text:p text:style-name="P23"><text:s/>5. COMBINING DOCUMENTS </text:p>
      <text:p text:style-name="P23">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23">The combined work need only contain one copy of this License, and multiple identical Invariant Sections may be replaced with a single copy.<text:span text:style-name="T33"> </text:span>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23">In the combination, you must combine any sections Entitled "History" in the various original documents, forming one section Entitled "History"; likewise combine any sections Entitled "Acknowledgements", and any sections Entitled "Dedications".<text:span text:style-name="T33"> </text:span>You must delete all sections Entitled "Endorsements". </text:p>
      <text:p text:style-name="P23"><text:s/>6. COLLECTIONS OF DOCUMENTS </text:p>
      <text:p text:style-name="P23">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23">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23"><text:s/>7. AGGREGATION WITH INDEPENDENT WORKS </text:p>
      <text:p text:style-name="P23">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P2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23"><text:s/>8. TRANSLATION </text:p>
      <text:p text:style-name="P23">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text:span text:style-name="T33"> </text:span>You may include a translation of this License, and all the license notices in the Document, and any Warranty Disclaimers, provided that you also include the original English version of this License and the original versions of those notices and disclaimers.<text:span text:style-name="T33"> </text:span>In case of a disagreement between the translation and the original version of this License or a notice or disclaimer, the original version will prevail. </text:p>
      <text:p text:style-name="P23">If a section in the Document is Entitled "Acknowledgements", "Dedications", or "History", the requirement (section 4) to Preserve its Title (section 1) will typically require changing the actual title. </text:p>
      <text:p text:style-name="P23"><text:s/>9. TERMINATION </text:p>
      <text:p text:style-name="P23">You may not copy, modify, sublicense, or distribute the Document except as expressly provided for under this License.<text:span text:style-name="T33"> </text:span>Any other attempt to copy, modify, sublicense or distribute the Document is void, and will automatically terminate your rights under this License.<text:span text:style-name="T33"> </text:span>However, parties who have received copies, or rights, from you under this License will not have their licenses terminated so long as such parties remain in full compliance. </text:p>
      <text:p text:style-name="P23"><text:s/>10. FUTURE REVISIONS OF THIS LICENSE </text:p>
      <text:p text:style-name="P23">The Free Software Foundation may publish new, revised versions of the GNU Free Documentation License from time to time.<text:span text:style-name="T33"> </text:span>Such new versions will be similar in spirit to the present version, but may differ in detail to address new problems or concerns.<text:span text:style-name="T33"> </text:span>See http://www.gnu.org/copyleft/. </text:p>
      <text:p text:style-name="P2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text:span text:style-name="T33"> </text:span>If the Document does not specify a version number of this License, you may choose any version ever published (not as a draft) by the Free Software Found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Segoe UI" svg:font-family="'Segoe UI'" style:font-family-generic="swiss"/>
    <style:font-face style:name="Cumberland" svg:font-family="Cumberland" style:font-family-generic="modern" style:font-pitch="fixed"/>
    <style:font-face style:name="Liberation Mono" svg:font-family="'Liberation Mono'" style:font-family-generic="modern" style:font-pitch="fixed"/>
    <style:font-face style:name="DejaVu Sans Mono" svg:font-family="'DejaVu Sans Mono'" style:font-family-generic="swiss" style:font-pitch="fixed"/>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r" fo:country="Y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sr" fo:country="YU" style:letter-kerning="true" style:font-name-asian="DejaVu LGC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hyphenation-ladder-count="no-limit" fo:text-indent="0cm" style:auto-text-indent="true" style:page-number="auto" fo:background-color="transparent">
        <style:background-image/>
      </style:paragraph-properties>
      <style:text-properties style:font-name="DejaVu Serif" fo:font-size="10pt" fo:hyphenate="true" fo:hyphenation-remain-char-count="2" fo:hyphenation-push-char-count="2"/>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fo:margin-top="0.621cm" fo:margin-bottom="0.21cm" style:page-number="auto" fo:background-color="transparent">
        <style:tab-stops/>
        <style:background-image/>
      </style:paragraph-properties>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master-page-name="">
      <style:paragraph-properties fo:margin-left="0.499cm" fo:margin-right="0.499cm" fo:margin-top="0.199cm" fo:margin-bottom="0.199cm" fo:hyphenation-ladder-count="no-limit" fo:text-indent="0cm" style:auto-text-indent="false" style:page-number="auto" fo:background-color="#e6e6ff" style:shadow="none">
        <style:tab-stops/>
        <style:background-image/>
      </style:paragraph-properties>
      <style:text-properties style:font-name="Liberation Mono" fo:font-size="10pt" style:font-name-asian="Liberation Mono" style:font-size-asian="10pt" style:font-name-complex="Liberation Mono" style:font-size-complex="10pt" fo:hyphenate="false" fo:hyphenation-remain-char-count="2" fo:hyphenation-push-char-count="2"/>
    </style:style>
    <style:style style:name="Contents_20_4" style:display-name="Contents 4" style:family="paragraph" style:parent-style-name="Index" style:class="index">
      <style:paragraph-properties fo:margin-left="3.5cm" fo:margin-right="2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3cm" fo:margin-right="2cm" fo:text-indent="0cm" style:auto-text-indent="false">
        <style:tab-stops>
          <style:tab-stop style:position="16cm" style:type="right" style:leader-style="dotted" style:leader-text="."/>
        </style:tab-stops>
      </style:paragraph-properties>
      <style:text-properties fo:font-size="8pt"/>
    </style:style>
    <style:style style:name="Contents_20_Heading" style:display-name="Contents Heading" style:family="paragraph" style:parent-style-name="Header" style:class="index" style:master-page-name="">
      <style:paragraph-properties fo:margin-left="2cm" fo:margin-right="2cm" fo:text-indent="0cm" style:auto-text-indent="false" style:page-number="auto"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2.499cm" fo:margin-right="2cm" fo:text-indent="0cm" style:auto-text-indent="false">
        <style:tab-stops>
          <style:tab-stop style:position="16.499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style:font-name-asian="Liberation Mono" style:font-name-complex="Liberation Mono"/>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umberland" style:font-name-asian="Cumberland" style:font-name-complex="Cumberland"/>
    </style:style>
    <text:outline-style style:name="Outline">
      <text:outline-level-style text:level="1" style:num-format="">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Preformatted_20_Text">
      <style:paragraph-properties fo:text-align="start" style:justify-single-word="false" fo:background-color="#ffffcc">
        <style:background-image/>
      </style:paragraph-properties>
      <style:text-properties fo:font-size="7pt" fo:language="en" fo:country="US" fo:font-weight="bold" style:font-size-asian="7pt" style:font-weight-asian="bold" style:font-size-complex="7pt" style:font-weight-complex="bold"/>
    </style:style>
    <style:style style:name="MP3" style:family="paragraph" style:parent-style-name="Preformatted_20_Text">
      <style:paragraph-properties fo:margin-top="0cm" fo:margin-bottom="0.499cm" fo:text-align="justify" style:justify-single-word="false" fo:background-color="#ffffcc">
        <style:background-image/>
      </style:paragraph-properties>
      <style:text-properties fo:font-size="7pt" fo:language="en" fo:country="US" style:font-size-asian="7pt" style:font-size-complex="7pt"/>
    </style:style>
    <style:style style:name="MT1" style:family="text">
      <style:text-properties style:font-name="Liberation Mono" style:font-name-asian="Liberation Mono" style:font-name-complex="Liberation Mono"/>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1.6cm" fo:margin-right="1.6cm" fo:background-color="#ffffcc" style:writing-mode="lr-tb" style:footnote-max-height="0cm">
        <style:background-image/>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Index" style:page-layout-name="Mpm2">
      <style:footer>
        <text:p text:style-name="MP2">Copyright (c)<text:span text:style-name="MT1"> </text:span>2008<text:span text:style-name="MT1"> </text:span>sr.openoffice.org</text:p>
        <text:p text:style-name="MP3">Permission is granted to copy, distribute and/or modify this document under the terms of the GNU Free Documentation License, Version 1.2 or any later version published by the Free Software Foundation; with no Invariant Sections, no Front-Cover Texts, and no Back-Cover Texts.<text:span text:style-name="MT1"> </text:span>A copy of the license is included in the section entitled "GNU Free Documentation License".</text:p>
      </style:footer>
    </style:master-page>
    <style:master-page style:name="Лиценца"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Горан Ракић</meta:initial-creator>
    <meta:creation-date>2008-03-11T20:06:40</meta:creation-date>
    <dc:date>2010-06-15T13:38:12</dc:date>
    <meta:editing-cycles>227</meta:editing-cycles>
    <meta:editing-duration>PT13H14M16S</meta:editing-duration>
    <meta:document-statistic meta:table-count="10" meta:image-count="0" meta:object-count="0" meta:page-count="14" meta:paragraph-count="368" meta:word-count="7326" meta:character-count="47628"/>
    <meta:user-defined meta:name="Info 1"/>
    <meta:user-defined meta:name="Info 2"/>
    <meta:user-defined meta:name="Info 3"/>
    <meta:user-defined meta:name="Info 4"/>
  </office:meta>
</office:document-meta>
</file>